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1" style:family="table-row">
      <style:table-row-properties fo:keep-together="auto"/>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fo:keep-together="auto"/>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1" style:family="table-row">
      <style:table-row-properties fo:keep-together="auto"/>
    </style:style>
    <style:style style:name="Table14.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1" style:family="table-row">
      <style:table-row-properties fo:keep-together="auto"/>
    </style:style>
    <style:style style:name="Table15.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1" style:family="table">
      <style:table-properties style:width="5.4375in" fo:margin-left="0in" table:align="left"/>
    </style:style>
    <style:style style:name="Table21.A" style:family="table-column">
      <style:table-column-properties style:column-width="5.4375in"/>
    </style:style>
    <style:style style:name="Table21.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1" style:family="table-row">
      <style:table-row-properties fo:keep-together="auto"/>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1" style:family="table-row">
      <style:table-row-properties fo:keep-together="auto"/>
    </style:style>
    <style:style style:name="Table2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1" style:family="table-row">
      <style:table-row-properties fo:keep-together="auto"/>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1" style:family="table-row">
      <style:table-row-properties fo:keep-together="auto"/>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1" style:family="table-row">
      <style:table-row-properties fo:keep-together="auto"/>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1" style:family="table-row">
      <style:table-row-properties fo:keep-together="auto"/>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1" style:family="table-row">
      <style:table-row-properties fo:keep-together="auto"/>
    </style:style>
    <style:style style:name="Table33.A1" style:family="table-cell">
      <style:table-cell-properties fo:padding="0.0382in" fo:border="0.05pt solid #000000"/>
    </style:style>
    <style:style style:name="P1" style:family="paragraph" style:parent-style-name="Standard">
      <style:text-properties style:font-name="Arial1" fo:font-size="10pt" officeooo:paragraph-rsid="00010838" style:font-size-asian="10pt" style:font-size-complex="10pt"/>
    </style:style>
    <style:style style:name="P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rial" fo:font-size="10pt" fo:font-weight="normal" officeooo:paragraph-rsid="004191a3"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fo:font-weight="normal" officeooo:rsid="004191a3" officeooo:paragraph-rsid="004191a3"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fo:font-weight="normal" officeooo:rsid="004683a2" officeooo:paragraph-rsid="004683a2"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officeooo:rsid="004683a2" officeooo:paragraph-rsid="00471e0a"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normal" officeooo:rsid="00471e0a" officeooo:paragraph-rsid="00471e0a"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officeooo:rsid="00471e0a" officeooo:paragraph-rsid="0047d5ae"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 fo:font-size="10pt" fo:font-weight="normal" officeooo:rsid="00471e0a" officeooo:paragraph-rsid="004c7bbb"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 fo:font-size="10pt" fo:font-weight="normal" officeooo:rsid="0047d5ae" officeooo:paragraph-rsid="0047d5ae"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paragraph-properties fo:text-align="start" style:justify-single-word="false"/>
      <style:text-properties style:font-name="Arial" fo:font-size="10pt" officeooo:paragraph-rsid="003c2bef" style:font-size-asian="10pt" style:font-size-complex="10pt"/>
    </style:style>
    <style:style style:name="P13" style:family="paragraph" style:parent-style-name="Standard">
      <style:paragraph-properties fo:text-align="start" style:justify-single-word="false"/>
      <style:text-properties style:font-name="Arial" fo:font-size="10pt" officeooo:rsid="00444d26" officeooo:paragraph-rsid="00444d26" style:font-size-asian="10pt" style:font-size-complex="10pt"/>
    </style:style>
    <style:style style:name="P14" style:family="paragraph" style:parent-style-name="Standard">
      <style:paragraph-properties fo:text-align="start" style:justify-single-word="false"/>
      <style:text-properties style:font-name="Arial" fo:font-size="10pt" officeooo:rsid="004683a2" officeooo:paragraph-rsid="004683a2" style:font-size-asian="10pt" style:font-size-complex="10pt"/>
    </style:style>
    <style:style style:name="P15" style:family="paragraph" style:parent-style-name="Standard">
      <style:paragraph-properties fo:text-align="start" style:justify-single-word="false"/>
      <style:text-properties style:font-name="Arial" fo:font-size="10pt" style:font-name-asian="Arial Unicode MS" style:font-size-asian="10pt" style:font-name-complex="Tahoma" style:font-size-complex="10pt"/>
    </style:style>
    <style:style style:name="P16"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Arial" fo:font-size="16pt" fo:font-weight="bold" officeooo:rsid="004683a2" officeooo:paragraph-rsid="004683a2"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Arial" fo:font-size="16pt" style:font-size-asian="16pt" style:font-size-complex="16pt"/>
    </style:style>
    <style:style style:name="P20"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ourier New" fo:font-size="10pt" fo:font-weight="normal" officeooo:paragraph-rsid="00043954"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Courier New" fo:font-size="10pt" fo:font-weight="normal" officeooo:paragraph-rsid="004191a3"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New" fo:font-size="10pt" fo:font-weight="normal" officeooo:rsid="004191a3" officeooo:paragraph-rsid="004191a3" style:font-size-asian="10pt" style:font-weight-asian="normal" style:font-size-complex="10pt" style:font-weight-complex="normal"/>
    </style:style>
    <style:style style:name="P24" style:family="paragraph" style:parent-style-name="Standard">
      <style:text-properties style:font-name="Courier New" fo:font-size="10pt" style:font-size-asian="10pt" style:font-size-complex="10pt"/>
    </style:style>
    <style:style style:name="P25" style:family="paragraph" style:parent-style-name="Standard">
      <style:paragraph-properties fo:text-align="start" style:justify-single-word="false"/>
      <style:text-properties style:font-name="Courier New" fo:font-size="10pt" officeooo:paragraph-rsid="001f0e19" style:font-size-asian="10pt" style:font-size-complex="10pt"/>
    </style:style>
    <style:style style:name="P26" style:family="paragraph" style:parent-style-name="Standard">
      <style:paragraph-properties fo:text-align="start" style:justify-single-word="false"/>
      <style:text-properties style:font-name="Courier New" fo:font-size="10pt" officeooo:paragraph-rsid="0028c87a" style:font-size-asian="10pt" style:font-size-complex="10pt"/>
    </style:style>
    <style:style style:name="P27" style:family="paragraph" style:parent-style-name="Standard">
      <style:paragraph-properties fo:text-align="start" style:justify-single-word="false"/>
      <style:text-properties style:font-name="Courier New" fo:font-size="10pt" officeooo:paragraph-rsid="002ff3ce" style:font-size-asian="10pt" style:font-size-complex="10pt"/>
    </style:style>
    <style:style style:name="P28" style:family="paragraph" style:parent-style-name="Standard">
      <style:paragraph-properties fo:text-align="start" style:justify-single-word="false"/>
      <style:text-properties style:font-name="Courier New" fo:font-size="10pt" officeooo:paragraph-rsid="002cb605" style:font-size-asian="10pt" style:font-size-complex="10pt"/>
    </style:style>
    <style:style style:name="P29" style:family="paragraph" style:parent-style-name="Standard">
      <style:text-properties style:font-name="Courier New" fo:font-size="10pt" officeooo:paragraph-rsid="0028c87a" style:font-size-asian="10pt" style:font-size-complex="10pt"/>
    </style:style>
    <style:style style:name="P30" style:family="paragraph" style:parent-style-name="Standard">
      <style:paragraph-properties fo:text-align="start" style:justify-single-word="false"/>
      <style:text-properties style:font-name="Courier New"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Courier New" fo:font-size="8pt" fo:font-weight="normal" officeooo:rsid="004683a2" officeooo:paragraph-rsid="004683a2" style:font-size-asian="8pt" style:font-weight-asian="normal" style:font-size-complex="8pt" style:font-weight-complex="normal"/>
    </style:style>
    <style:style style:name="P32" style:family="paragraph" style:parent-style-name="Standard">
      <style:paragraph-properties fo:text-align="start" style:justify-single-word="false"/>
      <style:text-properties style:font-name="Courier New" fo:font-size="8pt" fo:font-weight="normal" officeooo:paragraph-rsid="004683a2" style:font-size-asian="8pt" style:font-weight-asian="normal" style:font-size-complex="8pt" style:font-weight-complex="normal"/>
    </style:style>
    <style:style style:name="P33" style:family="paragraph" style:parent-style-name="Standard">
      <style:paragraph-properties fo:text-align="start" style:justify-single-word="false"/>
    </style:style>
    <style:style style:name="P34" style:family="paragraph" style:parent-style-name="Footer">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10pt" style:font-size-asian="10pt" style:font-size-complex="10pt"/>
    </style:style>
    <style:style style:name="P36" style:family="paragraph" style:parent-style-name="Table_20_Contents">
      <style:paragraph-properties fo:text-align="start" style:justify-single-word="false"/>
      <style:text-properties style:font-name="Courier New" fo:font-size="10pt" officeooo:paragraph-rsid="000a78b8" style:font-size-asian="10pt" style:font-size-complex="10pt"/>
    </style:style>
    <style:style style:name="P37" style:family="paragraph" style:parent-style-name="Table_20_Contents">
      <style:paragraph-properties fo:text-align="start" style:justify-single-word="false"/>
      <style:text-properties style:font-name="Courier New" fo:font-size="10pt" officeooo:paragraph-rsid="001aa3c7" style:font-size-asian="10pt" style:font-size-complex="10pt"/>
    </style:style>
    <style:style style:name="P38" style:family="paragraph" style:parent-style-name="Table_20_Contents">
      <style:paragraph-properties fo:text-align="start" style:justify-single-word="false"/>
      <style:text-properties style:font-name="Courier New" fo:font-size="10pt" officeooo:paragraph-rsid="001f0e19" style:font-size-asian="10pt" style:font-size-complex="10pt"/>
    </style:style>
    <style:style style:name="P39" style:family="paragraph" style:parent-style-name="Table_20_Contents">
      <style:paragraph-properties fo:text-align="start" style:justify-single-word="false"/>
      <style:text-properties style:font-name="Courier New" fo:font-size="10pt" officeooo:paragraph-rsid="00203fed" style:font-size-asian="10pt" style:font-size-complex="10pt"/>
    </style:style>
    <style:style style:name="P40" style:family="paragraph" style:parent-style-name="Table_20_Contents">
      <style:paragraph-properties fo:text-align="start" style:justify-single-word="false"/>
      <style:text-properties style:font-name="Courier New" fo:font-size="10pt" officeooo:paragraph-rsid="0023e568" style:font-size-asian="10pt" style:font-size-complex="10pt"/>
    </style:style>
    <style:style style:name="P41" style:family="paragraph" style:parent-style-name="Table_20_Contents">
      <style:paragraph-properties fo:text-align="start" style:justify-single-word="false"/>
      <style:text-properties style:font-name="Courier New" fo:font-size="10pt" officeooo:paragraph-rsid="002428d5" style:font-size-asian="10pt" style:font-size-complex="10pt"/>
    </style:style>
    <style:style style:name="P42" style:family="paragraph" style:parent-style-name="Table_20_Contents">
      <style:paragraph-properties fo:text-align="start" style:justify-single-word="false"/>
      <style:text-properties style:font-name="Courier New" fo:font-size="10pt" officeooo:paragraph-rsid="0028c87a" style:font-size-asian="10pt" style:font-size-complex="10pt"/>
    </style:style>
    <style:style style:name="P43" style:family="paragraph" style:parent-style-name="Table_20_Contents">
      <style:paragraph-properties fo:text-align="start" style:justify-single-word="false"/>
      <style:text-properties style:font-name="Courier New" fo:font-size="10pt" officeooo:paragraph-rsid="002a5ab3" style:font-size-asian="10pt" style:font-size-complex="10pt"/>
    </style:style>
    <style:style style:name="P44" style:family="paragraph" style:parent-style-name="Table_20_Contents">
      <style:paragraph-properties fo:text-align="start" style:justify-single-word="false"/>
      <style:text-properties style:font-name="Courier New" fo:font-size="10pt" officeooo:paragraph-rsid="00366fcb" style:font-size-asian="10pt" style:font-size-complex="10pt"/>
    </style:style>
    <style:style style:name="P45" style:family="paragraph" style:parent-style-name="Table_20_Contents">
      <style:paragraph-properties fo:text-align="start" style:justify-single-word="false"/>
      <style:text-properties style:font-name="Courier New" fo:font-size="10pt" officeooo:paragraph-rsid="003828be" style:font-size-asian="10pt" style:font-size-complex="10pt"/>
    </style:style>
    <style:style style:name="P46" style:family="paragraph" style:parent-style-name="Table_20_Contents">
      <style:paragraph-properties fo:text-align="start" style:justify-single-word="false"/>
      <style:text-properties style:font-name="Courier New" fo:font-size="10pt" officeooo:paragraph-rsid="004683a2" style:font-size-asian="10pt" style:font-size-complex="10pt"/>
    </style:style>
    <style:style style:name="P47" style:family="paragraph" style:parent-style-name="Table_20_Contents">
      <style:paragraph-properties fo:text-align="start" style:justify-single-word="false"/>
      <style:text-properties style:font-name="Courier New" fo:font-size="10pt" officeooo:paragraph-rsid="00471e0a" style:font-size-asian="10pt" style:font-size-complex="10pt"/>
    </style:style>
    <style:style style:name="P48"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49" style:family="paragraph" style:parent-style-name="Table_20_Contents">
      <style:paragraph-properties fo:text-align="start" style:justify-single-word="false"/>
      <style:text-properties style:font-name="Courier New" fo:font-size="10pt" fo:font-weight="normal" officeooo:paragraph-rsid="000bf16c" style:font-size-asian="10pt" style:font-weight-asian="normal" style:font-size-complex="10pt" style:font-weight-complex="normal"/>
    </style:style>
    <style:style style:name="P50" style:family="paragraph" style:parent-style-name="Table_20_Contents">
      <style:paragraph-properties fo:text-align="start" style:justify-single-word="false"/>
      <style:text-properties style:font-name="Courier New" fo:font-size="10pt" fo:font-weight="normal" officeooo:paragraph-rsid="0033c58c" style:font-size-asian="10pt" style:font-weight-asian="normal" style:font-size-complex="10pt" style:font-weight-complex="normal"/>
    </style:style>
    <style:style style:name="P5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52" style:family="paragraph" style:parent-style-name="Table_20_Contents">
      <style:paragraph-properties fo:text-align="start" style:justify-single-word="false"/>
      <style:text-properties style:font-name="Courier New" fo:font-size="10pt" fo:font-weight="bold" officeooo:paragraph-rsid="00320fee"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style:font-name="Courier New" fo:font-size="16pt" fo:font-weight="bold" style:font-size-asian="16pt" style:font-weight-asian="bold" style:font-size-complex="16pt" style:font-weight-complex="bold"/>
    </style:style>
    <style:style style:name="P54" style:family="paragraph" style:parent-style-name="Table_20_Contents">
      <style:paragraph-properties fo:text-align="start" style:justify-single-word="false"/>
      <style:text-properties style:font-name="Courier New" fo:font-size="16pt" fo:font-weight="bold" officeooo:paragraph-rsid="000c4f33" style:font-size-asian="16pt" style:font-weight-asian="bold" style:font-size-complex="16pt" style:font-weight-complex="bold"/>
    </style:style>
    <style:style style:name="P55" style:family="paragraph" style:parent-style-name="Table_20_Contents">
      <style:paragraph-properties fo:text-align="start" style:justify-single-word="false"/>
      <style:text-properties style:font-name="Courier New" fo:font-size="16pt" fo:font-weight="bold" officeooo:paragraph-rsid="001aa3c7" style:font-size-asian="16pt" style:font-weight-asian="bold" style:font-size-complex="16pt" style:font-weight-complex="bold"/>
    </style:style>
    <style:style style:name="P56" style:family="paragraph" style:parent-style-name="Table_20_Contents">
      <style:paragraph-properties fo:text-align="start" style:justify-single-word="false"/>
      <style:text-properties style:font-name="Courier New" fo:font-size="16pt" fo:font-weight="bold" officeooo:paragraph-rsid="0028c87a" style:font-size-asian="16pt" style:font-weight-asian="bold" style:font-size-complex="16pt" style:font-weight-complex="bold"/>
    </style:style>
    <style:style style:name="P57" style:family="paragraph" style:parent-style-name="Table_20_Contents">
      <style:paragraph-properties fo:text-align="start" style:justify-single-word="false"/>
      <style:text-properties style:font-name="Courier New" fo:font-size="16pt" fo:font-weight="bold" officeooo:paragraph-rsid="002a5ab3" style:font-size-asian="16pt" style:font-weight-asian="bold" style:font-size-complex="16pt" style:font-weight-complex="bold"/>
    </style:style>
    <style:style style:name="P58" style:family="paragraph" style:parent-style-name="Table_20_Contents">
      <style:paragraph-properties fo:text-align="start" style:justify-single-word="false"/>
      <style:text-properties style:font-name="Courier New" fo:font-size="16pt" fo:font-weight="bold" officeooo:paragraph-rsid="000a78b8" style:font-size-asian="16pt" style:font-weight-asian="bold" style:font-size-complex="16pt" style:font-weight-complex="bold"/>
    </style:style>
    <style:style style:name="P59" style:family="paragraph" style:parent-style-name="Table_20_Contents">
      <style:paragraph-properties fo:text-align="start" style:justify-single-word="false"/>
      <style:text-properties style:font-name="Courier New" fo:font-size="14pt" fo:font-weight="bold" style:font-size-asian="14pt" style:font-weight-asian="bold" style:font-size-complex="14pt" style:font-weight-complex="bold"/>
    </style:style>
    <style:style style:name="P60" style:family="paragraph" style:parent-style-name="Table_20_Contents">
      <style:paragraph-properties fo:text-align="start" style:justify-single-word="false"/>
      <style:text-properties style:font-name="Arial" fo:font-weight="bold" officeooo:paragraph-rsid="00010838" style:font-weight-asian="bold" style:font-weight-complex="bold"/>
    </style:style>
    <style:style style:name="P61" style:family="paragraph" style:parent-style-name="Table_20_Contents">
      <style:paragraph-properties fo:text-align="start" style:justify-single-word="false"/>
      <style:text-properties fo:color="#c9211e" loext:opacity="100%" style:font-name="Courier New" fo:font-size="10pt" fo:font-weight="bold" officeooo:rsid="00471e0a" officeooo:paragraph-rsid="00471e0a" style:font-size-asian="10pt" style:font-weight-asian="bold" style:font-size-complex="10pt" style:font-weight-complex="bold"/>
    </style:style>
    <style:style style:name="P62"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63" style:family="paragraph" style:parent-style-name="Standard">
      <style:paragraph-properties fo:text-align="start" style:justify-single-word="false" fo:break-before="page"/>
      <style:text-properties style:font-name="Arial" fo:font-size="16pt" fo:font-weight="bold" officeooo:rsid="004191a3" officeooo:paragraph-rsid="004191a3" style:font-size-asian="16pt" style:font-weight-asian="bold" style:font-size-complex="16pt" style:font-weight-complex="bold"/>
    </style:style>
    <style:style style:name="P64" style:family="paragraph" style:parent-style-name="Standard">
      <style:paragraph-properties fo:text-align="start" style:justify-single-word="false" fo:break-before="page"/>
      <style:text-properties style:font-name="Arial" fo:font-size="16pt" fo:font-weight="bold" officeooo:rsid="004683a2" officeooo:paragraph-rsid="004683a2" style:font-size-asian="16pt" style:font-weight-asian="bold" style:font-size-complex="16pt" style:font-weight-complex="bold"/>
    </style:style>
    <style:style style:name="P65"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66" style:family="paragraph" style:parent-style-name="Standard">
      <style:paragraph-properties fo:text-align="start" style:justify-single-word="false" fo:break-before="page"/>
      <style:text-properties style:font-name="Arial" fo:font-size="10pt" style:font-size-asian="10pt" style:font-size-complex="10pt"/>
    </style:style>
    <style:style style:name="P67" style:family="paragraph" style:parent-style-name="Table_20_Contents">
      <style:paragraph-properties fo:margin-top="0in" fo:margin-bottom="0in" style:contextual-spacing="false" fo:text-align="start" style:justify-single-word="false"/>
      <style:text-properties style:font-name="Courier New" fo:font-size="10pt" style:font-size-asian="10pt" style:font-size-complex="10pt"/>
    </style:style>
    <style:style style:name="P68" style:family="paragraph" style:parent-style-name="Table_20_Contents">
      <style:paragraph-properties fo:margin-top="0in" fo:margin-bottom="0in" style:contextual-spacing="false" fo:text-align="start" style:justify-single-word="false"/>
      <style:text-properties style:font-name="Courier New" fo:font-size="10pt" officeooo:paragraph-rsid="000f8063" style:font-size-asian="10pt" style:font-size-complex="10pt"/>
    </style:style>
    <style:style style:name="P69" style:family="paragraph" style:parent-style-name="Table_20_Contents">
      <style:paragraph-properties fo:margin-top="0in" fo:margin-bottom="0in" style:contextual-spacing="false" fo:text-align="start" style:justify-single-word="false"/>
      <style:text-properties style:font-name="Courier New" fo:font-size="10pt" fo:font-weight="normal" style:font-size-asian="10pt" style:font-weight-asian="normal" style:font-size-complex="10pt" style:font-weight-complex="normal"/>
    </style:style>
    <style:style style:name="P70" style:family="paragraph" style:parent-style-name="Table_20_Contents">
      <style:paragraph-properties fo:margin-top="0in" fo:margin-bottom="0in" style:contextual-spacing="false" fo:text-align="start" style:justify-single-word="false"/>
      <style:text-properties style:font-name="Courier New" fo:font-size="16pt" fo:font-weight="bold" style:font-size-asian="16pt" style:font-weight-asian="bold" style:font-size-complex="16pt" style:font-weight-complex="bold"/>
    </style:style>
    <style:style style:name="P71" style:family="paragraph" style:parent-style-name="Table_20_Contents">
      <style:paragraph-properties fo:margin-top="0in" fo:margin-bottom="0in" style:contextual-spacing="false" fo:text-align="start" style:justify-single-word="false"/>
      <style:text-properties style:font-name="Courier New" fo:font-size="16pt" officeooo:paragraph-rsid="000f65c1" style:font-size-asian="16pt" style:font-size-complex="16pt"/>
    </style:style>
    <style:style style:name="P72" style:family="paragraph" style:parent-style-name="Table_20_Contents" style:list-style-name="L1">
      <style:paragraph-properties fo:text-align="start" style:justify-single-word="false"/>
      <style:text-properties style:font-name="Arial" fo:font-size="10pt" fo:font-weight="normal" officeooo:rsid="004191a3" officeooo:paragraph-rsid="004191a3" style:font-size-asian="10pt" style:font-weight-asian="normal" style:font-size-complex="10pt" style:font-weight-complex="normal"/>
    </style:style>
    <style:style style:name="P73" style:family="paragraph" style:parent-style-name="Table_20_Contents" style:list-style-name="L1">
      <style:paragraph-properties fo:text-align="start" style:justify-single-word="false"/>
      <style:text-properties style:font-name="Arial" fo:font-size="10pt" fo:font-weight="normal" officeooo:rsid="004b4a41" officeooo:paragraph-rsid="004b4a41" style:font-size-asian="10pt" style:font-weight-asian="normal" style:font-size-complex="10pt" style:font-weight-complex="normal"/>
    </style:style>
    <style:style style:name="T1" style:family="text">
      <style:text-properties officeooo:rsid="00010838"/>
    </style:style>
    <style:style style:name="T2" style:family="text">
      <style:text-properties officeooo:rsid="0049bd4f"/>
    </style:style>
    <style:style style:name="T3" style:family="text">
      <style:text-properties officeooo:rsid="00024c6e"/>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45c3b2" style:font-size-asian="16pt" style:font-weight-asian="bold" style:font-size-complex="16pt" style:font-weight-complex="bold"/>
    </style:style>
    <style:style style:name="T7" style:family="text">
      <style:text-properties style:font-name="Courier New"/>
    </style:style>
    <style:style style:name="T8" style:family="text">
      <style:text-properties style:font-name="Courier New" fo:font-size="16pt" fo:font-weight="bold" style:font-size-asian="16pt" style:font-weight-asian="bold" style:font-size-complex="16pt" style:font-weight-complex="bold"/>
    </style:style>
    <style:style style:name="T9" style:family="text">
      <style:text-properties style:font-name="Courier New"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8.75pt" style:font-size-complex="10pt"/>
    </style:style>
    <style:style style:name="T12" style:family="text">
      <style:text-properties fo:font-size="10pt" fo:font-weight="bold" style:font-size-asian="8.75pt" style:font-weight-asian="bold" style:font-size-complex="10pt"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style:font-name="Arial"/>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style:font-name="Arial" fo:font-size="10pt" style:font-size-asian="10pt" style:font-size-complex="10pt"/>
    </style:style>
    <style:style style:name="T17" style:family="text">
      <style:text-properties style:font-name="Arial" fo:font-weight="bold"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20" style:family="text">
      <style:text-properties fo:font-weight="normal" style:font-weight-asian="normal" style:font-weight-complex="normal"/>
    </style:style>
    <style:style style:name="T21" style:family="text">
      <style:text-properties style:font-name="DejaVu Sans" style:font-name-asian="DejaVu Sans" style:font-name-complex="DejaVu Sans"/>
    </style:style>
    <style:style style:name="T22" style:family="text">
      <style:text-properties style:font-name-asian="Arial Unicode MS" style:font-name-complex="Tahoma"/>
    </style:style>
    <style:style style:name="T23" style:family="text">
      <style:text-properties officeooo:rsid="00041e68"/>
    </style:style>
    <style:style style:name="T24" style:family="text">
      <style:text-properties officeooo:rsid="00043954"/>
    </style:style>
    <style:style style:name="T25" style:family="text">
      <style:text-properties officeooo:rsid="0006c087"/>
    </style:style>
    <style:style style:name="T26" style:family="text">
      <style:text-properties officeooo:rsid="002428d5"/>
    </style:style>
    <style:style style:name="T27" style:family="text">
      <style:text-properties officeooo:rsid="003496f4"/>
    </style:style>
    <style:style style:name="T28" style:family="text">
      <style:text-properties officeooo:rsid="00366fcb"/>
    </style:style>
    <style:style style:name="T29" style:family="text">
      <style:text-properties officeooo:rsid="003828be"/>
    </style:style>
    <style:style style:name="T30" style:family="text">
      <style:text-properties officeooo:rsid="003add9d"/>
    </style:style>
    <style:style style:name="T31" style:family="text">
      <style:text-properties officeooo:rsid="004191a3"/>
    </style:style>
    <style:style style:name="T32" style:family="text">
      <style:text-properties officeooo:rsid="0045c3b2"/>
    </style:style>
    <style:style style:name="T33" style:family="text">
      <style:text-properties fo:color="#c9211e" loext:opacity="100%" fo:font-weight="bold" style:font-weight-asian="bold" style:font-weight-complex="bold"/>
    </style:style>
    <style:style style:name="T34" style:family="text">
      <style:text-properties officeooo:rsid="0049381b"/>
    </style:style>
    <style:style style:name="T35" style:family="text">
      <style:text-properties officeooo:rsid="004e17e5"/>
    </style:style>
    <style:style style:name="T36" style:family="text">
      <style:text-properties officeooo:rsid="004f5cae"/>
    </style:style>
    <style:style style:name="T37" style:family="text">
      <style:text-properties style:font-name="Courier New"/>
    </style:style>
    <style:style style:name="T38" style:family="text">
      <style:text-properties officeooo:rsid="0050e8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1. Exceptions <text:span text:style-name="T2">and assertions</text:span></text:p>
      <text:p text:style-name="P2"/>
      <text:p text:style-name="P60">Objectives:</text:p>
      <text:list xml:id="list726168609" text:style-name="L1">
        <text:list-item>
          <text:p text:style-name="P72">Understand the flow of control when an exception is throw<text:span text:style-name="T35">n</text:span>.</text:p>
        </text:list-item>
        <text:list-item>
          <text:p text:style-name="P72">Write code to throw exception</text:p>
        </text:list-item>
        <text:list-item>
          <text:p text:style-name="P72">Write exception handling code to catch and process exceptions.</text:p>
        </text:list-item>
        <text:list-item>
          <text:p text:style-name="P73">Write assertions.</text:p>
        </text:list-item>
        <text:list-item>
          <text:p text:style-name="P73">Understand the difference between exceptions and assertions.</text:p>
        </text:list-item>
      </text:list>
      <text:p text:style-name="P63">Exceptions</text:p>
      <text:p text:style-name="P3"/>
      <text:p text:style-name="P3">Exceptions are error control devices. Here's the big picture ...</text:p>
      <text:p text:style-name="P2"/>
      <text:p text:style-name="P2">Suppose you write a piece of code. Say function <text:span text:style-name="T7">f()</text:span> calls function <text:span text:style-name="T7">g(),</text:span> <text:span text:style-name="T23">and s</text:span>omething terrible happens in <text:span text:style-name="T7">g()</text:span>. <text:span text:style-name="T7">g()</text:span> can tell <text:span text:style-name="T7">f()</text:span> that something really bad happened in different ways. For instance the return value of <text:span text:style-name="T7">g()</text:span> can be an error code. Another way is to get <text:span text:style-name="T7">g()</text:span> to set a global variable to some error code; <text:span text:style-name="T7">f()</text:span> can check this global variable after execution has returned back to <text:span text:style-name="T7">f()</text:span>. In both cases, you control the flow of execution to handle some error.</text:p>
      <text:p text:style-name="P2"/>
      <text:p text:style-name="P2">There's a better way. It involves <text:span text:style-name="T5">exceptions</text:span>.</text:p>
      <text:p text:style-name="P2"/>
      <text:p text:style-name="P2">In the case of exceptions, to tell the calling function something has gone wrong, you <text:span text:style-name="T18">throw</text:span> an object or value back to the calling function; this object/value is called the <text:span text:style-name="T5">exception</text:span>. The calling function can choose to <text:span text:style-name="T5">catch</text:span> the exception or not. But the interesting thing is that if <text:span text:style-name="T7">h()</text:span> calls <text:span text:style-name="T7">f()</text:span> and <text:span text:style-name="T7">f()</text:span> calls <text:span text:style-name="T7">g()</text:span> and <text:span text:style-name="T7">g()</text:span> throws an exception back, if <text:span text:style-name="T7">f()</text:span> does not catch it but <text:span text:style-name="T7">h()</text:span> does, then the flow of execution goes to the code in h() that catches the exception (or error).</text:p>
      <text:p text:style-name="P2"/>
      <text:p text:style-name="P2">That's the big picture. Now how do you try to catch the error? If <text:span text:style-name="T7">f()</text:span> wants to catch an exception, it must wrap the code where an exception might occur in a <text:span text:style-name="T5">try-block</text:span>. The try-block i<text:span text:style-name="T24">s followed by</text:span> a <text:span text:style-name="T5">catch-block</text:span>. If <text:span text:style-name="T7">g()</text:span> throws an object or value of some type, say it's an integer, then your catch must specify that it's trying to catch an integer exception:</text:p>
      <table:table table:name="Table10" table:style-name="Table10">
        <table:table-column table:style-name="Table10.A"/>
        <table:table-row table:style-name="TableLine2083630147872">
          <table:table-cell table:style-name="Table10.A1" office:value-type="string">
            <text:p text:style-name="P20">void f()</text:p>
            <text:p text:style-name="P20">{</text:p>
            <text:p text:style-name="P20"><text:s text:c="4"/><text:span text:style-name="T18">try</text:span><text:line-break/> <text:s text:c="3"/><text:span text:style-name="T18">{</text:span></text:p>
            <text:p text:style-name="P20"><text:s text:c="8"/>// code</text:p>
            <text:p text:style-name="P20"><text:s text:c="8"/>g();</text:p>
            <text:p text:style-name="P20"><text:s text:c="8"/>// more code<text:line-break/> <text:s text:c="3"/><text:span text:style-name="T18">}</text:span></text:p>
            <text:p text:style-name="P30"><text:s text:c="3"/>catch (int i)<text:line-break/> <text:s text:c="2"/>{</text:p>
            <text:p text:style-name="P21"><text:s text:c="8"/>// code to clean up the mess caused </text:p>
            <text:p text:style-name="P21"><text:s text:c="8"/>// by the error<text:line-break/> <text:s text:c="3"/><text:span text:style-name="T18">}</text:span><text:line-break/>}</text:p>
          </table:table-cell>
        </table:table-row>
      </table:table>
      <text:p text:style-name="P2"/>
      <text:p text:style-name="P2">What about on <text:span text:style-name="T7">g()</text:span>'s side? If something goes wrong <text:span text:style-name="T7">g()</text:span> throws an integer back. This is achieved by:</text:p>
      <text:p text:style-name="P2"><text:soft-page-break/></text:p>
      <table:table table:name="Table9" table:style-name="Table9">
        <table:table-column table:style-name="Table9.A"/>
        <table:table-row table:style-name="TableLine2083630153584">
          <table:table-cell table:style-name="Table9.A1" office:value-type="string">
            <text:p text:style-name="P20">void g()</text:p>
            <text:p text:style-name="P20">{</text:p>
            <text:p text:style-name="P20"><text:s text:c="4"/>// ... <text:span text:style-name="T31">some </text:span>code ...</text:p>
            <text:p text:style-name="P20"><text:s text:c="4"/>throw 5;</text:p>
            <text:p text:style-name="P20"><text:s text:c="4"/>// ... <text:span text:style-name="T31">some </text:span>code ...<text:line-break/>}</text:p>
          </table:table-cell>
        </table:table-row>
      </table:table>
      <text:p text:style-name="P4">Your code can catch exceptions of different types, not necessarily an integer. It can even be an object.</text:p>
      <text:p text:style-name="P3"/>
      <table:table table:name="Table28" table:style-name="Table28">
        <table:table-column table:style-name="Table28.A"/>
        <table:table-row table:style-name="TableLine2083630145696">
          <table:table-cell table:style-name="Table28.A1" office:value-type="string">
            <text:p text:style-name="P22">void g()</text:p>
            <text:p text:style-name="P22">{</text:p>
            <text:p text:style-name="P22"><text:s text:c="4"/><text:span text:style-name="T31">std::cout &lt;&lt; "g(): about to throw 5 ...\n";</text:span></text:p>
            <text:p text:style-name="P22"><text:s text:c="4"/>throw 5;</text:p>
            <text:p text:style-name="P22"><text:s text:c="4"/><text:span text:style-name="T31">std::cout &lt;&lt; "g(): after throw 5 ...\n";</text:span></text:p>
            <text:p text:style-name="P22">}</text:p>
            <text:p text:style-name="P22"/>
            <text:p text:style-name="P22">void f()</text:p>
            <text:p text:style-name="P22">{</text:p>
            <text:p text:style-name="P22"><text:s text:c="4"/>try<text:line-break/> <text:s text:c="3"/>{</text:p>
            <text:p text:style-name="P22"><text:s text:c="8"/><text:span text:style-name="T31">std::cout &lt;&lt; "f(): about to call g() ...\n";</text:span> <text:s text:c="3"/></text:p>
            <text:p text:style-name="P22"><text:s text:c="8"/>g();</text:p>
            <text:p text:style-name="P22"><text:s text:c="8"/><text:span text:style-name="T31">std::cout &lt;&lt; "f(): after calling g() ...\n";</text:span> <text:s text:c="3"/></text:p>
            <text:p text:style-name="P22"><text:s text:c="4"/>}</text:p>
            <text:p text:style-name="P22"><text:s text:c="4"/>catch (int i)<text:line-break/> <text:s text:c="3"/>{</text:p>
            <text:p text:style-name="P22"><text:s text:c="8"/><text:span text:style-name="T31">std::cout &lt;&lt; "f(): caught int " &lt;&lt; i &lt;&lt; '\n';</text:span> <text:s text:c="7"/></text:p>
            <text:p text:style-name="P22"><text:s text:c="4"/>}<text:line-break/>}</text:p>
            <text:p text:style-name="P22"/>
            <text:p text:style-name="P23">int main()</text:p>
            <text:p text:style-name="P23">{</text:p>
            <text:p text:style-name="P23"><text:s text:c="4"/>f();</text:p>
            <text:p text:style-name="P23"><text:s text:c="4"/>return 0;</text:p>
            <text:p text:style-name="P23">}</text:p>
          </table:table-cell>
        </table:table-row>
      </table:table>
      <text:p text:style-name="P4"/>
      <text:p text:style-name="P11">Run the following programs/<text:span text:style-name="T31">experiments</text:span> and <text:span text:style-name="T4">trace their execution</text:span>. That is in fact the reason for exceptions: they alter the flow of normal program execution.</text:p>
      <text:p text:style-name="P16"/>
      <text:p text:style-name="P62">Program 1. A Simple Example</text:p>
      <text:p text:style-name="P11"/>
      <text:p text:style-name="P11">Run this program. Then uncomment the <text:span text:style-name="T7">throw</text:span> statement and run it again.</text:p>
      <table:table table:name="Table1" table:style-name="Table1">
        <table:table-column table:style-name="Table1.A"/>
        <table:table-header-rows>
          <table:table-row table:style-name="TableLine2083630146784">
            <table:table-cell table:style-name="Table1.A1" office:value-type="string">
              <text:p text:style-name="P67">#include &lt;iostream&gt;</text:p>
              <text:p text:style-name="P67">#include &lt;exception&gt;</text:p>
              <text:p text:style-name="P67"/>
              <text:p text:style-name="P67">void f()</text:p>
              <text:p text:style-name="P67">{</text:p>
              <text:p text:style-name="P67"><text:s text:c="4"/>std::cout &lt;&lt; "f ... 1\n";</text:p>
              <text:p text:style-name="P67"><text:s text:c="4"/>// <text:span text:style-name="T5">throw std::exception();</text:span></text:p>
              <text:p text:style-name="P67"><text:s text:c="4"/>std::cout &lt;&lt; "f ... 2\n";</text:p>
              <text:p text:style-name="P67">}</text:p>
              <text:p text:style-name="P67"/>
              <text:p text:style-name="P67">int main()</text:p>
              <text:p text:style-name="P67">{</text:p>
              <text:p text:style-name="P70"><text:span text:style-name="T11"><text:s text:c="4"/></text:span>try</text:p>
              <text:p text:style-name="P70"><text:span text:style-name="T11"><text:s text:c="4"/></text:span>{</text:p>
              <text:p text:style-name="P67"><text:s text:c="8"/>std::cout &lt;&lt; "try ... 1\n";</text:p>
              <text:p text:style-name="P67"><text:s text:c="8"/>f();</text:p>
              <text:p text:style-name="P67"><text:s text:c="8"/>std::cout &lt;&lt; "try ... 2\n";</text:p>
              <text:p text:style-name="P70"><text:span text:style-name="T11"><text:s text:c="4"/></text:span>}</text:p>
              <text:p text:style-name="P70"><text:span text:style-name="T11"><text:s text:c="4"/></text:span>catch (std::exception &amp; e)</text:p>
              <text:p text:style-name="P71"><text:span text:style-name="T12"><text:s text:c="4"/></text:span><text:span text:style-name="T4">{</text:span></text:p>
              <text:p text:style-name="P71"><text:span text:style-name="T13"><text:s text:c="8"/></text:span><text:span text:style-name="T10">std::cout &lt;&lt; "caught exception ... \n";</text:span></text:p>
              <text:p text:style-name="P70"><text:span text:style-name="T11"><text:s text:c="4"/></text:span>}</text:p>
              <text:p text:style-name="P68"><text:s text:c="4"/></text:p>
              <text:p text:style-name="P68"><text:s text:c="4"/>std::cout &lt;&lt; "end\n";</text:p>
              <text:p text:style-name="P67"/>
              <text:p text:style-name="P67"><text:s text:c="4"/>return 0;</text:p>
              <text:p text:style-name="P67">}</text:p>
            </table:table-cell>
          </table:table-row>
        </table:table-header-rows>
      </table:table>
      <text:p text:style-name="P11"/>
      <text:p text:style-name="P11">WARNING: Depending on your compiler, you might need to write <text:span text:style-name="T7">std::exception</text:span> instead of <text:span text:style-name="T7">exception</text:span><text:span text:style-name="T14">. You might or might not need to </text:span><text:span text:style-name="T7">#include</text:span><text:span text:style-name="T14"> exception.</text:span></text:p>
      <text:p text:style-name="P11"/>
      <text:p text:style-name="P11"><text:span text:style-name="T8">exception</text:span><text:span text:style-name="T17"> </text:span><text:span text:style-name="T14">is a class that comes with your compiler. In this case I'm throwing a standard </text:span><text:span text:style-name="T7">exception</text:span> object. You can actually throw any object or any value. If you prefer, you can create your own class for <text:span text:style-name="T25">an </text:span>exception object to throw, or you can just throw any value (<text:span text:style-name="T7">int</text:span>, <text:span text:style-name="T7">double</text:span>, <text:span text:style-name="T7">bool</text:span>, etc.)</text:p>
      <text:p text:style-name="P11"/>
      <text:p text:style-name="P11">This is really handy. Why? Suppose you're writing a program without exceptions and the code looks like the following, i.e., <text:span text:style-name="T7">f()</text:span> calls <text:span text:style-name="T7">g()</text:span>, <text:span text:style-name="T7">g()</text:span> calls <text:span text:style-name="T7">h()</text:span>, and <text:span text:style-name="T7">h()</text:span> calls <text:span text:style-name="T7">i()</text:span>:</text:p>
      <table:table table:name="Table11" table:style-name="Table11">
        <table:table-column table:style-name="Table11.A"/>
        <text:soft-page-break/>
        <table:table-row table:style-name="Table11.1">
          <table:table-cell table:style-name="Table11.A1" office:value-type="string">
            <text:p text:style-name="P35">void i()</text:p>
            <text:p text:style-name="P35">{</text:p>
            <text:p text:style-name="P35"><text:s text:c="4"/>...<text:line-break/>}</text:p>
            <text:p text:style-name="P35"/>
            <text:p text:style-name="P35">void h()</text:p>
            <text:p text:style-name="P35">{</text:p>
            <text:p text:style-name="P35"><text:s text:c="4"/>...</text:p>
            <text:p text:style-name="P35"><text:s text:c="4"/>i();</text:p>
            <text:p text:style-name="P35"><text:s text:c="4"/>...<text:line-break/>}</text:p>
            <text:p text:style-name="P35"/>
            <text:p text:style-name="P35">void g()</text:p>
            <text:p text:style-name="P35">{</text:p>
            <text:p text:style-name="P35"><text:s text:c="4"/>...</text:p>
            <text:p text:style-name="P35"><text:s text:c="4"/>h();</text:p>
            <text:p text:style-name="P35"><text:s text:c="4"/>...<text:line-break/>}</text:p>
            <text:p text:style-name="P35"/>
            <text:p text:style-name="P35">void f()</text:p>
            <text:p text:style-name="P35">{</text:p>
            <text:p text:style-name="P35"><text:s text:c="4"/>...</text:p>
            <text:p text:style-name="P35"><text:s text:c="4"/>g();</text:p>
            <text:p text:style-name="P35"><text:s text:c="4"/>...<text:line-break/>}</text:p>
          </table:table-cell>
        </table:table-row>
      </table:table>
      <text:p text:style-name="P11">Here's a diagram that describes the function call relationship:</text:p>
      <text:p text:style-name="P11"/>
      <text:p text:style-name="P11"><text:tab/>f <text:span text:style-name="T21">→</text:span><text:span text:style-name="T22"> g </text:span><text:span text:style-name="T21">→</text:span><text:span text:style-name="T22"> h </text:span><text:span text:style-name="T21">→</text:span><text:span text:style-name="T22"> i </text:span></text:p>
      <text:p text:style-name="P11"/>
      <text:p text:style-name="P11">where the <text:span text:style-name="T21">→</text:span><text:span text:style-name="T22"> means "calls".</text:span></text:p>
      <text:p text:style-name="P15"/>
      <text:p text:style-name="P11">After it's done you analyze your code and realize that some errors might occur in <text:span text:style-name="T7">i()</text:span></text:p>
      <table:table table:name="Table12" table:style-name="Table12">
        <table:table-column table:style-name="Table12.A"/>
        <table:table-row table:style-name="TableLine2083630142432">
          <table:table-cell table:style-name="Table12.A1" office:value-type="string">
            <text:p text:style-name="P35">void i()</text:p>
            <text:p text:style-name="P35">{</text:p>
            <text:p text:style-name="P35"><text:s text:c="4"/>...</text:p>
            <text:p text:style-name="P35"><text:s text:c="4"/>z = x / y; // oops what if y is zero???</text:p>
            <text:p text:style-name="P35"><text:s text:c="4"/>...<text:line-break/>}</text:p>
          </table:table-cell>
        </table:table-row>
      </table:table>
      <text:p text:style-name="P11"/>
      <text:p text:style-name="P11"/>
      <text:p text:style-name="P66">Suppose you want <text:span text:style-name="T7">f()</text:span> to handle this error. Then you might need to pass an error code back to <text:span text:style-name="T7">f()</text:span> like this (we return 0 for no error and 1 if there's an error). This means that the error code must pass from <text:span text:style-name="T7">i</text:span> to <text:span text:style-name="T7">h</text:span>, <text:span text:style-name="T7">h</text:span> must pass the error code to <text:span text:style-name="T7">g</text:span>, and <text:span text:style-name="T7">g</text:span> must pass the error code to <text:span text:style-name="T7">f</text:span>: </text:p>
      <table:table table:name="Table13" table:style-name="Table13">
        <table:table-column table:style-name="Table13.A"/>
        <table:table-row table:style-name="Table13.1">
          <table:table-cell table:style-name="Table13.A1" office:value-type="string">
            <text:p text:style-name="P35"><text:span text:style-name="T5">int</text:span> i()</text:p>
            <text:p text:style-name="P35">{</text:p>
            <text:p text:style-name="P35"><text:s text:c="4"/>...</text:p>
            <text:p text:style-name="P36"><text:s text:c="4"/><text:span text:style-name="T20">// return 1 if there's an error</text:span></text:p>
            <text:p text:style-name="P36"><text:s text:c="4"/><text:span text:style-name="T5">if (y == 0) </text:span></text:p>
            <text:p text:style-name="P58"><text:s text:c="5"/>return 1; </text:p>
            <text:p text:style-name="P36"><text:s text:c="4"/></text:p>
            <text:p text:style-name="P36"><text:s text:c="4"/>z = x / y; // oops what if y is zero???</text:p>
            <text:p text:style-name="P36"><text:s text:c="4"/>...<text:line-break/> <text:s text:c="3"/><text:span text:style-name="T5">return 0; </text:span><text:span text:style-name="T20">// return 0 if there's no error</text:span><text:line-break/>}</text:p>
            <text:p text:style-name="P35"/>
            <text:p text:style-name="P35"><text:span text:style-name="T5">int</text:span> h()</text:p>
            <text:p text:style-name="P35">{</text:p>
            <text:p text:style-name="P35"><text:s text:c="4"/>...</text:p>
            <text:p text:style-name="P35"><text:s text:c="4"/><text:span text:style-name="T5">if (i() != 0) return 1;</text:span></text:p>
            <text:p text:style-name="P35"><text:s text:c="4"/>...</text:p>
            <text:p text:style-name="P35"><text:s text:c="4"/><text:span text:style-name="T5">return 0;</text:span><text:line-break/>}</text:p>
            <text:p text:style-name="P35"/>
            <text:p text:style-name="P35"><text:span text:style-name="T5">int</text:span> g()</text:p>
            <text:p text:style-name="P35">{</text:p>
            <text:p text:style-name="P35"><text:s text:c="4"/>...</text:p>
            <text:p text:style-name="P53"><text:span text:style-name="T11"><text:s text:c="2"/></text:span><text:s/>if (h() != 0) return 1;</text:p>
            <text:p text:style-name="P35"><text:s text:c="4"/>...</text:p>
            <text:p text:style-name="P35"><text:s text:c="4"/><text:span text:style-name="T5">return 0;</text:span><text:line-break/>}</text:p>
            <text:p text:style-name="P35"/>
            <text:p text:style-name="P35">void f()</text:p>
            <text:p text:style-name="P35">{</text:p>
            <text:p text:style-name="P35"><text:s text:c="4"/>...</text:p>
            <text:p text:style-name="P53"><text:span text:style-name="T11"><text:s text:c="2"/></text:span><text:s/>if (g() != 0) </text:p>
            <text:p text:style-name="P53"><text:span text:style-name="T11"><text:s text:c="2"/></text:span><text:s/>{</text:p>
            <text:p text:style-name="P54"><text:span text:style-name="T11"><text:s text:c="2"/></text:span><text:s text:c="3"/>// ... do some error </text:p>
            <text:p text:style-name="P54"><text:s text:c="4"/>// <text:s text:c="4"/>handling ...<text:line-break/><text:span text:style-name="T11"> <text:s/></text:span><text:s/>}</text:p>
            <text:p text:style-name="P35"><text:s text:c="4"/>...<text:line-break/>}</text:p>
          </table:table-cell>
        </table:table-row>
      </table:table>
      <text:p text:style-name="P11"><text:soft-page-break/></text:p>
      <text:p text:style-name="P11">Boy ... what a pain!!! Look at the amount of changes you need to make!!! Not to worry ... exceptions to the rescue ...</text:p>
      <table:table table:name="Table14" table:style-name="Table14">
        <table:table-column table:style-name="Table14.A"/>
        <table:table-row table:style-name="Table14.1">
          <table:table-cell table:style-name="Table14.A1" office:value-type="string">
            <text:p text:style-name="P48">void i()</text:p>
            <text:p text:style-name="P48">{</text:p>
            <text:p text:style-name="P48"><text:s text:c="4"/>...</text:p>
            <text:p text:style-name="P35"><text:s text:c="4"/><text:span text:style-name="T5">if (y == 0) throw exception();</text:span></text:p>
            <text:p text:style-name="P35"><text:s text:c="4"/>z = x / y; // oops what if y is zero???</text:p>
            <text:p text:style-name="P35"><text:s text:c="4"/>...<text:line-break/>}</text:p>
            <text:p text:style-name="P35"/>
            <text:p text:style-name="P48">void h()</text:p>
            <text:p text:style-name="P48">{</text:p>
            <text:p text:style-name="P48"><text:s text:c="4"/>...</text:p>
            <text:p text:style-name="P48"><text:s text:c="4"/>i();</text:p>
            <text:p text:style-name="P48"><text:s text:c="4"/>...</text:p>
            <text:p text:style-name="P48">}</text:p>
            <text:p text:style-name="P48"/>
            <text:p text:style-name="P48">void g()</text:p>
            <text:p text:style-name="P48">{</text:p>
            <text:p text:style-name="P48"><text:s text:c="4"/>...</text:p>
            <text:p text:style-name="P48"><text:s text:c="4"/>h();</text:p>
            <text:p text:style-name="P48"><text:s text:c="4"/>...</text:p>
            <text:p text:style-name="P48">}</text:p>
            <text:p text:style-name="P48"/>
            <text:p text:style-name="P35">void f()</text:p>
            <text:p text:style-name="P35">{</text:p>
            <text:p text:style-name="P48"><text:s text:c="4"/>...</text:p>
            <text:p text:style-name="P53"><text:span text:style-name="T10"><text:s text:c="4"/></text:span>try</text:p>
            <text:p text:style-name="P53"><text:span text:style-name="T10"><text:s text:c="4"/></text:span>{</text:p>
            <text:p text:style-name="P48"><text:s text:c="6"/>g();</text:p>
            <text:p text:style-name="P48"><text:s text:c="4"/><text:span text:style-name="T5">}</text:span></text:p>
            <text:p text:style-name="P48"><text:s text:c="4"/><text:span text:style-name="T5">catch (exception &amp; e)</text:span></text:p>
            <text:p text:style-name="P48"><text:s text:c="4"/><text:span text:style-name="T5">{</text:span></text:p>
            <text:p text:style-name="P49"><text:s text:c="4"/><text:span text:style-name="T5"><text:s text:c="3"/>// ... do some error</text:span></text:p>
            <text:p text:style-name="P49"><text:span text:style-name="T5"><text:s text:c="5"/>// <text:s/>handling ...</text:span><text:line-break/> <text:s text:c="3"/><text:span text:style-name="T5">}</text:span></text:p>
            <text:p text:style-name="P35"><text:span text:style-name="T20"><text:s text:c="4"/>...<text:line-break/></text:span>}</text:p>
          </table:table-cell>
        </table:table-row>
      </table:table>
      <text:p text:style-name="P11"/>
      <text:p text:style-name="P11">Much cleaner!!! </text:p>
      <text:p text:style-name="P11"/>
      <text:p text:style-name="P11">The important thing is this ...</text:p>
      <text:p text:style-name="P11"/>
      <text:p text:style-name="P11">You only need to modify the function code that might run into an error and the function that should handle the error. In other words you only <text:soft-page-break/>need to change <text:span text:style-name="T7">i()</text:span> and <text:span text:style-name="T7">f()</text:span>. We say that <text:span text:style-name="T7">i()</text:span> is the thrower and <text:span text:style-name="T7">f()</text:span> is the catcher.</text:p>
      <text:p text:style-name="P11"/>
      <text:p text:style-name="P11">Now, just imagine the night<text:span text:style-name="T32">m</text:span>are if you have a chain of 20 function calls: You would need to modify 20 functions from the thrower all the way back to the catcher.</text:p>
      <text:p text:style-name="P11"/>
      <text:p text:style-name="P13">In a real piece of software, the exception handling code can for instance print a message to the user to let them know that an email was sent to the company and bug fixes will come soon. The program can (for instance) shut down or maybe restart.</text:p>
      <text:p text:style-name="P62">Program 3. Rethrowing an exception</text:p>
      <text:p text:style-name="P11"/>
      <table:table table:name="Table4" table:style-name="Table4">
        <table:table-column table:style-name="Table4.A"/>
        <table:table-header-rows>
          <table:table-row table:style-name="TableLine2083630153040">
            <table:table-cell table:style-name="Table4.A1" office:value-type="string">
              <text:p text:style-name="P67">#include &lt;iostream&gt;</text:p>
              <text:p text:style-name="P67">#include &lt;exception&gt;</text:p>
              <text:p text:style-name="P67"/>
              <text:p text:style-name="P67">void f()</text:p>
              <text:p text:style-name="P67">{</text:p>
              <text:p text:style-name="P67"><text:s text:c="4"/>std::cout &lt;&lt; "f ... 1\n";</text:p>
              <text:p text:style-name="P67"><text:s text:c="4"/>throw exception();</text:p>
              <text:p text:style-name="P67"><text:s text:c="4"/>std::cout &lt;&lt; "f ... 2\n";</text:p>
              <text:p text:style-name="P67">}</text:p>
              <text:p text:style-name="P67"/>
              <text:p text:style-name="P67">void g()</text:p>
              <text:p text:style-name="P67">{</text:p>
              <text:p text:style-name="P67"><text:s text:c="4"/>try</text:p>
              <text:p text:style-name="P67"><text:s text:c="4"/>{</text:p>
              <text:p text:style-name="P67"><text:s text:c="8"/>std::cout &lt;&lt; "g ... 1\n";</text:p>
              <text:p text:style-name="P67"><text:s text:c="8"/>f();</text:p>
              <text:p text:style-name="P67"><text:s text:c="8"/>std::cout &lt;&lt; "g ... 2\n";</text:p>
              <text:p text:style-name="P67"><text:s text:c="4"/>}</text:p>
              <text:p text:style-name="P67"><text:s text:c="4"/>catch (exception &amp; e)</text:p>
              <text:p text:style-name="P67"><text:s text:c="4"/>{</text:p>
              <text:p text:style-name="P67"><text:s text:c="8"/>std::cout &lt;&lt; "g ... caught\n";</text:p>
              <text:p text:style-name="P70"><text:span text:style-name="T10"><text:s text:c="8"/></text:span>throw;</text:p>
              <text:p text:style-name="P67"><text:s text:c="4"/>}</text:p>
              <text:p text:style-name="P67">}</text:p>
              <text:p text:style-name="P67"/>
              <text:p text:style-name="P67"/>
              <text:p text:style-name="P67">int main()</text:p>
              <text:p text:style-name="P67">{</text:p>
              <text:p text:style-name="P67"><text:s text:c="4"/>try</text:p>
              <text:p text:style-name="P67"><text:s text:c="4"/>{</text:p>
              <text:p text:style-name="P67"><text:s text:c="8"/>std::cout &lt;&lt; "main ... 1\n";</text:p>
              <text:p text:style-name="P67"><text:s text:c="8"/>g();</text:p>
              <text:p text:style-name="P67"><text:s text:c="8"/>std::cout &lt;&lt; "main ... 2\n";</text:p>
              <text:p text:style-name="P67"><text:s text:c="4"/>}</text:p>
              <text:p text:style-name="P67"><text:s text:c="4"/>catch (exception &amp; e)</text:p>
              <text:p text:style-name="P67"><text:s text:c="4"/>{</text:p>
              <text:p text:style-name="P67"><text:s text:c="8"/>std::cout &lt;&lt; "main ... caught \n";</text:p>
              <text:p text:style-name="P67"><text:s text:c="4"/>}</text:p>
              <text:p text:style-name="P67"/>
              <text:p text:style-name="P67"><text:s text:c="4"/>std::cout &lt;&lt; "end\n";</text:p>
              <text:p text:style-name="P67"/>
              <text:p text:style-name="P67"><text:s text:c="4"/>return 0;</text:p>
              <text:p text:style-name="P67">}</text:p>
            </table:table-cell>
          </table:table-row>
        </table:table-header-rows>
      </table:table>
      <text:p text:style-name="P11"/>
      <text:p text:style-name="P11">This is helpful when the error handling involves several functions within the function call stack.</text:p>
      <text:p text:style-name="P62">Program 4. Writing your own exception</text:p>
      <text:p text:style-name="P11"/>
      <table:table table:name="Table6" table:style-name="Table6">
        <table:table-column table:style-name="Table6.A"/>
        <table:table-header-rows>
          <table:table-row table:style-name="TableLine2083630156032">
            <table:table-cell table:style-name="Table6.A1" office:value-type="string">
              <text:p text:style-name="P35">#include &lt;iostream&gt;</text:p>
              <text:p text:style-name="P35">#include &lt;exception&gt;</text:p>
              <text:p text:style-name="P35"/>
              <text:p text:style-name="P53">class MyException</text:p>
              <text:p text:style-name="P53">{</text:p>
              <text:p text:style-name="P53"><text:s text:c="4"/>// dummy class</text:p>
              <text:p text:style-name="P53">};</text:p>
              <text:p text:style-name="P53"/>
              <text:p text:style-name="P35"/>
              <text:p text:style-name="P35">void f()</text:p>
              <text:p text:style-name="P35">{</text:p>
              <text:p text:style-name="P35"><text:s text:c="4"/>throw MyException();</text:p>
              <text:p text:style-name="P35">}</text:p>
              <text:p text:style-name="P35"/>
              <text:p text:style-name="P35">int main()</text:p>
              <text:p text:style-name="P35">{</text:p>
              <text:p text:style-name="P35"><text:s text:c="4"/>try</text:p>
              <text:p text:style-name="P35"><text:s text:c="4"/>{</text:p>
              <text:p text:style-name="P35"><text:s text:c="8"/>f();</text:p>
              <text:p text:style-name="P35"><text:s text:c="4"/>}</text:p>
              <text:p text:style-name="P35"><text:s text:c="4"/>catch (MyException e)</text:p>
              <text:p text:style-name="P35"><text:s text:c="4"/>{</text:p>
              <text:p text:style-name="P35"><text:s text:c="8"/>std::cout &lt;&lt; "caught a MyException object\n";</text:p>
              <text:p text:style-name="P35"><text:s text:c="4"/>}</text:p>
              <text:p text:style-name="P35"/>
              <text:p text:style-name="P35"><text:s text:c="4"/>return 0;</text:p>
              <text:p text:style-name="P35">}</text:p>
            </table:table-cell>
          </table:table-row>
        </table:table-header-rows>
      </table:table>
      <text:p text:style-name="P11"/>
      <text:p text:style-name="P11"/>
      <text:p text:style-name="P11">Here's an example on handling division by zero.</text:p>
      <text:p text:style-name="P11"/>
      <table:table table:name="Table18" table:style-name="Table18">
        <table:table-column table:style-name="Table18.A"/>
        <table:table-header-rows>
          <text:soft-page-break/>
          <table:table-row table:style-name="TableLine2083630156576">
            <table:table-cell table:style-name="Table18.A1" office:value-type="string">
              <text:p text:style-name="P35">#include &lt;iostream&gt;</text:p>
              <text:p text:style-name="P35">#include &lt;exception&gt;</text:p>
              <text:p text:style-name="P35"/>
              <text:p text:style-name="P53">class ZeroDivisionError</text:p>
              <text:p text:style-name="P53">{};</text:p>
              <text:p text:style-name="P53"/>
              <text:p text:style-name="P35"/>
              <text:p text:style-name="P35">int f(int x, int y, int z)</text:p>
              <text:p text:style-name="P35">{</text:p>
              <text:p text:style-name="P35"><text:s text:c="2"/>if (y == 0) throw ZeroDivisionError();</text:p>
              <text:p text:style-name="P35"/>
              <text:p text:style-name="P35"><text:s text:c="2"/>return x / y + z;</text:p>
              <text:p text:style-name="P35">}</text:p>
              <text:p text:style-name="P35"/>
              <text:p text:style-name="P35">int main()</text:p>
              <text:p text:style-name="P35">{</text:p>
              <text:p text:style-name="P35"><text:s text:c="4"/>try</text:p>
              <text:p text:style-name="P35"><text:s text:c="4"/>{</text:p>
              <text:p text:style-name="P35"><text:s text:c="8"/>f(1, 0, 2);</text:p>
              <text:p text:style-name="P35"><text:s text:c="4"/>}</text:p>
              <text:p text:style-name="P35"><text:s text:c="4"/>catch (ZeroDivisionError &amp; e)</text:p>
              <text:p text:style-name="P35"><text:s text:c="4"/>{</text:p>
              <text:p text:style-name="P35"><text:s text:c="8"/>std::cout &lt;&lt; "You cannot divide by zero!\n";</text:p>
              <text:p text:style-name="P35"><text:s text:c="4"/>}</text:p>
              <text:p text:style-name="P35"><text:s text:c="4"/>return 0;</text:p>
              <text:p text:style-name="P35">}</text:p>
            </table:table-cell>
          </table:table-row>
        </table:table-header-rows>
      </table:table>
      <text:p text:style-name="P11"/>
      <text:p text:style-name="P11"/>
      <text:p text:style-name="P11"><text:span text:style-name="T4">Exercise:</text:span> Write a <text:span text:style-name="T7">Stack</text:span> class to contain integers; suppose the maximum capacity of the stack is 5 (example: you use an array to keep the values). Write a <text:span text:style-name="T7">StackException</text:span> class to handle overflow and underflow errors. (Skeleton answer on the next page.)</text:p>
      <text:p text:style-name="P11"/>
      <table:table table:name="Table15" table:style-name="Table15">
        <table:table-column table:style-name="Table15.A"/>
        <table:table-header-rows>
          <text:soft-page-break/>
          <table:table-row table:style-name="Table15.1">
            <table:table-cell table:style-name="Table15.A1" office:value-type="string">
              <text:p text:style-name="P35">#include &lt;iostream&gt;</text:p>
              <text:p text:style-name="P35">#include &lt;cmath&gt;</text:p>
              <text:p text:style-name="P35">#include &lt;ctime&gt;</text:p>
              <text:p text:style-name="P35"/>
              <text:p text:style-name="P53">class StackException</text:p>
              <text:p text:style-name="P53"><text:span text:style-name="T8">{</text:span>};</text:p>
              <text:p text:style-name="P53"/>
              <text:p text:style-name="P35">class Stack</text:p>
              <text:p text:style-name="P35">{</text:p>
              <text:p text:style-name="P35">public:</text:p>
              <text:p text:style-name="P35"><text:s text:c="4"/>...</text:p>
              <text:p text:style-name="P35"><text:s text:c="4"/>void push(int i)<text:line-break/> <text:s text:c="3"/>{</text:p>
              <text:p text:style-name="P55"><text:span text:style-name="T10"><text:s text:c="8"/></text:span>if (size == 5) </text:p>
              <text:p text:style-name="P55"><text:s text:c="9"/>throw StackException();</text:p>
              <text:p text:style-name="P35"><text:s text:c="8"/>...<text:line-break/> <text:s text:c="3"/>}</text:p>
              <text:p text:style-name="P35"><text:s text:c="4"/>int pop()<text:line-break/> <text:s text:c="3"/>{</text:p>
              <text:p text:style-name="P37"><text:s text:c="8"/><text:span text:style-name="T5">if (size == 0) </text:span></text:p>
              <text:p text:style-name="P55"><text:s text:c="8"/>throw StackException();</text:p>
              <text:p text:style-name="P35"><text:s text:c="8"/>...<text:line-break/> <text:s text:c="3"/>}</text:p>
              <text:p text:style-name="P35"/>
              <text:p text:style-name="P35"><text:s text:c="4"/>...<text:line-break/>};</text:p>
              <text:p text:style-name="P35"/>
              <text:p text:style-name="P35"/>
              <text:p text:style-name="P35">int main()</text:p>
              <text:p text:style-name="P35">{</text:p>
              <text:p text:style-name="P35"><text:s text:c="4"/>srand((unsigned) time(NULL));</text:p>
              <text:p text:style-name="P35"><text:s text:c="4"/>Stack stack;</text:p>
              <text:p text:style-name="P35"><text:s text:c="2"/></text:p>
              <text:p text:style-name="P35"><text:s text:c="4"/>try</text:p>
              <text:p text:style-name="P35"><text:s text:c="4"/>{</text:p>
              <text:p text:style-name="P35"><text:s text:c="8"/>while (1)</text:p>
              <text:p text:style-name="P35"><text:s text:c="8"/>{</text:p>
              <text:p text:style-name="P35"><text:s text:c="11"/>int option;</text:p>
              <text:p text:style-name="P24"><text:s text:c="11"/>std::cin &gt;&gt; option;</text:p>
              <text:p text:style-name="P35"><text:s text:c="11"/>switch (option)</text:p>
              <text:p text:style-name="P35"><text:s text:c="11"/>{</text:p>
              <text:p text:style-name="P35"><text:s text:c="15"/>case 0: stack.push(rand()); break;</text:p>
              <text:p text:style-name="P35"><text:s text:c="15"/>case 1: stack.pop(); break; <text:line-break/> <text:s text:c="10"/>}</text:p>
              <text:p text:style-name="P35"><text:s text:c="11"/>std::cout &lt;&lt; stack &lt;&lt; std::endl;</text:p>
              <text:p text:style-name="P35"><text:s text:c="8"/>}</text:p>
              <text:p text:style-name="P38"><text:s text:c="4"/>}</text:p>
            </table:table-cell>
          </table:table-row>
        </table:table-header-rows>
      </table:table>
      <table:table table:name="Table2" table:style-name="Table2">
        <table:table-column table:style-name="Table2.A"/>
        <text:soft-page-break/>
        <table:table-row table:style-name="TableLine2083630169632">
          <table:table-cell table:style-name="Table2.A1" office:value-type="string">
            <text:p text:style-name="P25"><text:s text:c="4"/>catch (<text:span text:style-name="T5">StackException </text:span><text:span text:style-name="T6">&amp;</text:span><text:span text:style-name="T5"> e</text:span>)</text:p>
            <text:p text:style-name="P38"><text:s text:c="4"/>{</text:p>
            <text:p text:style-name="P38"><text:s text:c="8"/>std::cout &lt;&lt; "stack error" &lt;&lt; std::endl;</text:p>
            <text:p text:style-name="P38"><text:s text:c="4"/>}</text:p>
            <text:p text:style-name="P38"><text:s text:c="4"/>return 0;</text:p>
            <text:p text:style-name="P38">}</text:p>
          </table:table-cell>
        </table:table-row>
      </table:table>
      <text:p text:style-name="P11"/>
      <text:p text:style-name="P62">Program 5. Exception objects with members</text:p>
      <text:p text:style-name="P11"/>
      <text:p text:style-name="P11">Of course you can put anything in your exception object. Here's an example where our <text:span text:style-name="T36">o</text:span>wn handcrafted exception class, <text:span text:style-name="T7">MyException</text:span>, contains an integer error code.</text:p>
      <table:table table:name="Table7" table:style-name="Table7">
        <table:table-column table:style-name="Table7.A"/>
        <table:table-header-rows>
          <table:table-row table:style-name="TableLine2083630161744">
            <table:table-cell table:style-name="Table7.A1" office:value-type="string">
              <text:p text:style-name="P35">#include &lt;iostream&gt;</text:p>
              <text:p text:style-name="P35">#include &lt;exception&gt;</text:p>
              <text:p text:style-name="P35"/>
              <text:p text:style-name="P35"/>
              <text:p text:style-name="P35">class MyException</text:p>
              <text:p text:style-name="P35">{</text:p>
              <text:p text:style-name="P35">public:</text:p>
              <text:p text:style-name="P39"><text:s text:c="4"/>MyException(int err_code0) </text:p>
              <text:p text:style-name="P39"><text:s text:c="8"/>: err_code(err_code0) </text:p>
              <text:p text:style-name="P39"><text:s text:c="4"/>{}</text:p>
              <text:p text:style-name="P39"><text:s text:c="4"/></text:p>
              <text:p text:style-name="P39"><text:s text:c="4"/>int err_code;</text:p>
              <text:p text:style-name="P35">};</text:p>
              <text:p text:style-name="P35"/>
              <text:p text:style-name="P35"/>
              <text:p text:style-name="P35">void f()</text:p>
              <text:p text:style-name="P35">{</text:p>
              <text:p text:style-name="P35"><text:s text:c="4"/>throw MyException(5);</text:p>
              <text:p text:style-name="P35">}</text:p>
              <text:p text:style-name="P35"/>
              <text:p text:style-name="P35">int main()</text:p>
              <text:p text:style-name="P35">{</text:p>
              <text:p text:style-name="P35"><text:s text:c="4"/>try</text:p>
              <text:p text:style-name="P35"><text:s text:c="4"/>{</text:p>
              <text:p text:style-name="P35"><text:s text:c="8"/>f();</text:p>
              <text:p text:style-name="P35"><text:s text:c="4"/>}</text:p>
              <text:p text:style-name="P35"><text:s text:c="4"/>catch (MyException &amp; e)</text:p>
              <text:p text:style-name="P35"><text:s text:c="4"/>{</text:p>
              <text:p text:style-name="P35"><text:s text:c="8"/>std::cout &lt;&lt; "caught a MyException object. "</text:p>
              <text:p text:style-name="P39"><text:s text:c="18"/>&lt;&lt; "Error code:" &lt;&lt; e.err_code </text:p>
              <text:p text:style-name="P39"><text:s text:c="18"/>&lt;&lt; "\n";</text:p>
              <text:p text:style-name="P35"><text:s text:c="4"/>}</text:p>
              <text:p text:style-name="P35"><text:s text:c="4"/>return 0;</text:p>
              <text:p text:style-name="P35">}</text:p>
            </table:table-cell>
          </table:table-row>
        </table:table-header-rows>
      </table:table>
      <text:p text:style-name="P11"/>
      <text:p text:style-name="P62">Program 6. Catching Multiple Exceptions</text:p>
      <text:p text:style-name="P19"/>
      <text:p text:style-name="P11">Of course there's no reason to believe that in a chunk of code (say in a function) there is only one possible error. The following show you that a function, in the example that would be <text:span text:style-name="T7">main()</text:span>, can be a catcher <text:span text:style-name="T38">to </text:span>two different types of exceptions.</text:p>
      <text:p text:style-name="P11"/>
      <table:table table:name="Table5" table:style-name="Table5">
        <table:table-column table:style-name="Table5.A"/>
        <table:table-header-rows>
          <text:soft-page-break/>
          <table:table-row table:style-name="TableLine2083630161200">
            <table:table-cell table:style-name="Table5.A1" office:value-type="string">
              <text:p text:style-name="P35">#include &lt;iostream&gt;</text:p>
              <text:p text:style-name="P35">#include &lt;exception&gt;</text:p>
              <text:p text:style-name="P35"/>
              <text:p text:style-name="P35"/>
              <text:p text:style-name="P35">class MyException</text:p>
              <text:p text:style-name="P35">{</text:p>
              <text:p text:style-name="P35">public:</text:p>
              <text:p text:style-name="P35"><text:s text:c="4"/>MyException(int err_code0) : err_code(err_code0) {}</text:p>
              <text:p text:style-name="P35"><text:s text:c="4"/>int err_code;</text:p>
              <text:p text:style-name="P35">};</text:p>
              <text:p text:style-name="P35"/>
              <text:p text:style-name="P35">class MyException2</text:p>
              <text:p text:style-name="P35">{};</text:p>
              <text:p text:style-name="P35"/>
              <text:p text:style-name="P35">void f()</text:p>
              <text:p text:style-name="P35">{</text:p>
              <text:p text:style-name="P35"><text:s text:c="4"/>throw MyException(5); <text:s text:c="6"/>// TRY EACH THROW</text:p>
              <text:p text:style-name="P35"><text:s text:c="4"/>// throw MyException2();</text:p>
              <text:p text:style-name="P35"><text:s text:c="4"/>// throw 42;</text:p>
              <text:p text:style-name="P35"/>
              <text:p text:style-name="P35">}</text:p>
              <text:p text:style-name="P35"/>
              <text:p text:style-name="P35">int main()</text:p>
              <text:p text:style-name="P35">{</text:p>
              <text:p text:style-name="P35"><text:s text:c="4"/>try</text:p>
              <text:p text:style-name="P35"><text:s text:c="4"/>{</text:p>
              <text:p text:style-name="P35"><text:s text:c="8"/>f();</text:p>
              <text:p text:style-name="P35"><text:s text:c="4"/>}</text:p>
              <text:p text:style-name="P35"><text:s text:c="4"/>catch (MyException &amp; e)</text:p>
              <text:p text:style-name="P35"><text:s text:c="4"/>{</text:p>
              <text:p text:style-name="P35"><text:s text:c="8"/>std::cout &lt;&lt; "caught a MyException object. "</text:p>
              <text:p text:style-name="P40"><text:s text:c="18"/>&lt;&lt; "Error code:" &lt;&lt; e.err_code </text:p>
              <text:p text:style-name="P40"><text:s text:c="18"/>&lt;&lt; "\n";</text:p>
              <text:p text:style-name="P35"><text:s text:c="4"/>}</text:p>
              <text:p text:style-name="P35"><text:s text:c="4"/>catch (MyException2 &amp; e)</text:p>
              <text:p text:style-name="P35"><text:s text:c="4"/>{</text:p>
              <text:p text:style-name="P41"><text:s text:c="8"/>std::cout &lt;&lt; "caught a " </text:p>
              <text:p text:style-name="P41"><text:span text:style-name="T26"><text:s text:c="18"/>&lt;&lt; "</text:span>MyException2 object.\n";<text:line-break/> <text:s text:c="3"/>}</text:p>
              <text:p text:style-name="P35"><text:s text:c="4"/>catch (int i)</text:p>
              <text:p text:style-name="P35"><text:s text:c="4"/>{</text:p>
              <text:p text:style-name="P35"><text:s text:c="7"/>std::cout &lt;&lt; "caught integer " &lt;&lt; i &lt;&lt; "\n";</text:p>
              <text:p text:style-name="P35"><text:s text:c="4"/>}</text:p>
              <text:p text:style-name="P35"><text:s text:c="4"/>return 0;</text:p>
              <text:p text:style-name="P35">}</text:p>
            </table:table-cell>
          </table:table-row>
        </table:table-header-rows>
      </table:table>
      <text:p text:style-name="P11"/>
      <text:p text:style-name="P11"/>
      <text:p text:style-name="P33"><text:span text:style-name="T15">Exercise</text:span><text:span text:style-name="T16"> Recall a previous exercise:</text:span></text:p>
      <text:p text:style-name="P33"/>
      <text:p text:style-name="P33"/>
      <table:table table:name="Table8" table:style-name="Table8">
        <table:table-column table:style-name="Table8.A"/>
        <text:soft-page-break/>
        <table:table-row table:style-name="TableLine2083630159840">
          <table:table-cell table:style-name="Table8.A1" office:value-type="string">
            <text:p text:style-name="P42">#include &lt;iostream&gt;</text:p>
            <text:p text:style-name="P42">#include &lt;cmath&gt;</text:p>
            <text:p text:style-name="P42">#include &lt;ctime&gt;</text:p>
            <text:p text:style-name="P42"/>
            <text:p text:style-name="P56">class StackException</text:p>
            <text:p text:style-name="P56">{};</text:p>
            <text:p text:style-name="P56"/>
            <text:p text:style-name="P42">class Stack</text:p>
            <text:p text:style-name="P42">{</text:p>
            <text:p text:style-name="P42">public:</text:p>
            <text:p text:style-name="P42"><text:s text:c="4"/>...</text:p>
            <text:p text:style-name="P42"><text:s text:c="4"/>void push(int i)<text:line-break/> <text:s text:c="3"/>{</text:p>
            <text:p text:style-name="P57"><text:span text:style-name="T10"><text:s text:c="8"/></text:span>if (size == 5) </text:p>
            <text:p text:style-name="P57"><text:s text:c="7"/>throw StackException();</text:p>
            <text:p text:style-name="P42"><text:s text:c="8"/>...<text:line-break/> <text:s text:c="3"/>}</text:p>
            <text:p text:style-name="P42"><text:s text:c="4"/>int pop()<text:line-break/> <text:s text:c="3"/>{</text:p>
            <text:p text:style-name="P43"><text:s text:c="8"/><text:span text:style-name="T5">if (size == 0) </text:span></text:p>
            <text:p text:style-name="P57"><text:s text:c="7"/>throw StackException();</text:p>
            <text:p text:style-name="P42"><text:s text:c="8"/>...<text:line-break/> <text:s text:c="3"/>}</text:p>
            <text:p text:style-name="P42"/>
            <text:p text:style-name="P42"><text:s text:c="4"/>...<text:line-break/>};</text:p>
            <text:p text:style-name="P42"/>
            <text:p text:style-name="P42"/>
            <text:p text:style-name="P42">int main()</text:p>
            <text:p text:style-name="P42">{</text:p>
            <text:p text:style-name="P42"><text:s text:c="4"/>srand((unsigned) time(NULL));</text:p>
            <text:p text:style-name="P42"><text:s text:c="4"/>Stack stack;</text:p>
            <text:p text:style-name="P42"><text:s text:c="2"/></text:p>
            <text:p text:style-name="P42"><text:s text:c="4"/>try</text:p>
            <text:p text:style-name="P42"><text:s text:c="4"/>{</text:p>
            <text:p text:style-name="P42"><text:s text:c="8"/>while (1)</text:p>
            <text:p text:style-name="P42"><text:s text:c="8"/>{</text:p>
            <text:p text:style-name="P42"><text:s text:c="12"/>int option;</text:p>
            <text:p text:style-name="P29"><text:s text:c="12"/>std::cin &gt;&gt; option;</text:p>
            <text:p text:style-name="P42"><text:s text:c="12"/>switch (option)</text:p>
            <text:p text:style-name="P42"><text:s text:c="12"/>{</text:p>
            <text:p text:style-name="P42"><text:s text:c="16"/>case 0: stack.push(rand()); break;</text:p>
            <text:p text:style-name="P42"><text:s text:c="16"/>case 1: stack.pop(); break; <text:line-break/> <text:s text:c="11"/>}</text:p>
            <text:p text:style-name="P42"><text:s text:c="12"/>std::cout &lt;&lt; stack &lt;&lt; std::endl;</text:p>
            <text:p text:style-name="P42"><text:s text:c="8"/>}</text:p>
            <text:p text:style-name="P42"><text:s text:c="5"/>}</text:p>
          </table:table-cell>
        </table:table-row>
      </table:table>
      <table:table table:name="Table16" table:style-name="Table16">
        <table:table-column table:style-name="Table16.A"/>
        <text:soft-page-break/>
        <table:table-row table:style-name="TableLine2083630164192">
          <table:table-cell table:style-name="Table16.A1" office:value-type="string">
            <text:p text:style-name="P26"><text:s text:c="4"/>catch (<text:span text:style-name="T18">StackException e</text:span>)</text:p>
            <text:p text:style-name="P42"><text:s text:c="4"/>{</text:p>
            <text:p text:style-name="P42"><text:s text:c="6"/>std::cout &lt;&lt; "stack error" &lt;&lt; std::endl;</text:p>
            <text:p text:style-name="P42"><text:s text:c="4"/>}</text:p>
            <text:p text:style-name="P42">}</text:p>
          </table:table-cell>
        </table:table-row>
      </table:table>
      <text:p text:style-name="P33"/>
      <text:p text:style-name="P33"><text:span text:style-name="T16">Modify the program by replacing StackException with two new classes, </text:span><text:span text:style-name="T9">StackOverflowException</text:span><text:span text:style-name="T16"> and </text:span><text:span text:style-name="T9">StackUnderflowException</text:span><text:span text:style-name="T16">, to handle the two different errors. The code in </text:span><text:span text:style-name="T9">main()</text:span><text:span text:style-name="T16"> should catch both errors.</text:span></text:p>
      <text:p text:style-name="P11"/>
      <text:p text:style-name="P11">By the way it's a good idea to keep exceptions which are thrown only in a class together with the class itself in the same header file. It makes the exception class easier to find.</text:p>
      <text:p text:style-name="P11"/>
      <text:p text:style-name="P65">Program 7. What if the exception is not caught?</text:p>
      <text:p text:style-name="P11"/>
      <text:p text:style-name="P11">First try this and see what happens when an exception is thrown but no one is catching it:</text:p>
      <table:table table:name="Table17" table:style-name="Table17">
        <table:table-column table:style-name="Table17.A"/>
        <table:table-header-rows>
          <table:table-row table:style-name="TableLine2083630159024">
            <table:table-cell table:style-name="Table17.A1" office:value-type="string">
              <text:p text:style-name="P67">#include &lt;iostream&gt;</text:p>
              <text:p text:style-name="P67">#include &lt;exception&gt;</text:p>
              <text:p text:style-name="P67"/>
              <text:p text:style-name="P67"/>
              <text:p text:style-name="P67">void f()</text:p>
              <text:p text:style-name="P67">{</text:p>
              <text:p text:style-name="P67"><text:s text:c="4"/>std::cout &lt;&lt; "f ... 1\n";</text:p>
              <text:p text:style-name="P69"><text:s text:c="4"/>throw exception();</text:p>
              <text:p text:style-name="P67"><text:s text:c="4"/>std::cout &lt;&lt; "f ... 2\n";</text:p>
              <text:p text:style-name="P67">}</text:p>
              <text:p text:style-name="P67"/>
              <text:p text:style-name="P67">int main()</text:p>
              <text:p text:style-name="P67">{</text:p>
              <text:p text:style-name="P67"><text:s text:c="4"/>std::cout &lt;&lt; "try ... 1\n";</text:p>
              <text:p text:style-name="P67"><text:s text:c="4"/>f();</text:p>
              <text:p text:style-name="P67"><text:s text:c="4"/>std::cout &lt;&lt; "try ... 2\n";</text:p>
              <text:p text:style-name="P67"/>
              <text:p text:style-name="P67"><text:s text:c="4"/>return 0;</text:p>
              <text:p text:style-name="P67">}</text:p>
            </table:table-cell>
          </table:table-row>
        </table:table-header-rows>
      </table:table>
      <text:p text:style-name="P11"/>
      <text:p text:style-name="P2">Get it?</text:p>
      <text:p text:style-name="P62">Memory Allocation Exception</text:p>
      <text:p text:style-name="P11"/>
      <text:p text:style-name="P11">You know that if the system is not able to allocate me<text:span text:style-name="T38">mory</text:span> for a pointer, </text:p>
      <text:p text:style-name="P11"/>
      <text:p text:style-name="P11"><text:tab/><text:span text:style-name="T7">int * p = new int[some_big_number];</text:span></text:p>
      <text:p text:style-name="P11"/>
      <text:p text:style-name="P11">the program might (1) crash and stop or (2) the pointer value returned i<text:span text:style-name="T38">s</text:span> 0. (For the case of g++, when the requested memory cannot be fulfilled, the program crashes.)</text:p>
      <text:p text:style-name="P11"/>
      <text:p text:style-name="P11">In case (2), say you're writing network game and the new operator returns 0 you might want to do this:</text:p>
      <table:table table:name="Table22" table:style-name="Table22">
        <table:table-column table:style-name="Table22.A"/>
        <table:table-row table:style-name="TableLine2083630170992">
          <table:table-cell table:style-name="Table22.A1" office:value-type="string">
            <text:p text:style-name="P28">int * p = new int[some_big_number];</text:p>
            <text:p text:style-name="P28">if (p == NULL)</text:p>
            <text:p text:style-name="P28">{</text:p>
            <text:p text:style-name="P28"><text:s text:c="4"/>// Ooops ... system ran out of memory ...</text:p>
            <text:p text:style-name="P28"><text:s text:c="4"/>// Print some error message, clean up </text:p>
            <text:p text:style-name="P28"><text:s text:c="4"/>// (release resources like network <text:tab/></text:p>
            <text:p text:style-name="P28"><text:s text:c="4"/>// connections, database connections, etc.), </text:p>
            <text:p text:style-name="P28"><text:s text:c="4"/>// and stop the program <text:line-break/>}</text:p>
            <text:p text:style-name="P28">else</text:p>
            <text:p text:style-name="P28">{</text:p>
            <text:p text:style-name="P28"><text:s text:c="4"/>// continue what you wanted to do <text:line-break/>}</text:p>
          </table:table-cell>
        </table:table-row>
      </table:table>
      <text:p text:style-name="P11"/>
      <text:p text:style-name="P11">In case (1) where the system crashes and stop, it actually throws an exception. (For newer C++ compilers (1) is actually the norm.) The reason why the program crashes and stops is because the exception is not caught. The exception object thrown is from the class <text:span text:style-name="T7">std::bad_alloc</text:span>. Run this:</text:p>
      <table:table table:name="Table19" table:style-name="Table19">
        <table:table-column table:style-name="Table19.A"/>
        <table:table-row table:style-name="TableLine2083630163104">
          <table:table-cell table:style-name="Table19.A1" office:value-type="string">
            <text:p text:style-name="P35">#include &lt;iostream&gt;</text:p>
            <text:p text:style-name="P35">#include &lt;exception&gt;</text:p>
            <text:p text:style-name="P35"/>
            <text:p text:style-name="P35">int main()</text:p>
            <text:p text:style-name="P35">{</text:p>
            <text:p text:style-name="P35"><text:s text:c="4"/>try</text:p>
            <text:p text:style-name="P35"><text:s text:c="4"/>{</text:p>
            <text:p text:style-name="P35"><text:s text:c="8"/>int * p = new int[1000000];</text:p>
            <text:p text:style-name="P35"><text:s text:c="8"/>std::cout &lt;&lt; "ok" &lt;&lt; std::endl;</text:p>
            <text:p text:style-name="P35"><text:s text:c="4"/>}</text:p>
            <text:p text:style-name="P35"><text:s text:c="4"/>catch (<text:span text:style-name="T18">std::bad_alloc</text:span> &amp; e)</text:p>
            <text:p text:style-name="P35"><text:s text:c="4"/>{</text:p>
            <text:p text:style-name="P35"><text:s text:c="8"/>std::cout &lt;&lt; "bad!!!\n";</text:p>
            <text:p text:style-name="P35"><text:s text:c="4"/>}</text:p>
            <text:p text:style-name="P35"><text:s text:c="4"/>return 0;</text:p>
            <text:p text:style-name="P35">}</text:p>
          </table:table-cell>
        </table:table-row>
      </table:table>
      <text:p text:style-name="P11">Your system should be able to provide memory for <text:span text:style-name="T7">p</text:span> to point to. Next modify it like so ... </text:p>
      <table:table table:name="Table20" table:style-name="Table20">
        <table:table-column table:style-name="Table20.A"/>
        <text:soft-page-break/>
        <table:table-row table:style-name="TableLine2083630163376">
          <table:table-cell table:style-name="Table20.A1" office:value-type="string">
            <text:p text:style-name="P35">...</text:p>
            <text:p text:style-name="P35"><text:s text:c="4"/>try</text:p>
            <text:p text:style-name="P35"><text:s text:c="4"/>{</text:p>
            <text:p text:style-name="P35"><text:s text:c="8"/>while (1)</text:p>
            <text:p text:style-name="P35"><text:s text:c="8"/>{</text:p>
            <text:p text:style-name="P35"><text:s text:c="12"/>int * p = new int[1000000];</text:p>
            <text:p text:style-name="P35"><text:s text:c="12"/>std::cout &lt;&lt; "ok" &lt;&lt; std::endl;</text:p>
            <text:p text:style-name="P35"><text:s text:c="8"/>}</text:p>
            <text:p text:style-name="P35"><text:s text:c="4"/>}</text:p>
            <text:p text:style-name="P35">...</text:p>
          </table:table-cell>
        </table:table-row>
      </table:table>
      <text:p text:style-name="P11">... and system is bound to run out of memory for allocation. </text:p>
      <text:p text:style-name="P11"/>
      <text:p text:style-name="P11">So in the case where your C++ compiler throws a <text:span text:style-name="T7">std::bad_alloc</text:span> exception when the new operator cannot be satisfied, you can do this:</text:p>
      <table:table table:name="Table3" table:style-name="Table3">
        <table:table-column table:style-name="Table3.A"/>
        <table:table-row table:style-name="TableLine2083630161472">
          <table:table-cell table:style-name="Table3.A1" office:value-type="string">
            <text:p text:style-name="P35">#include &lt;iostream&gt;</text:p>
            <text:p text:style-name="P35">#include &lt;exception&gt;</text:p>
            <text:p text:style-name="P35"/>
            <text:p text:style-name="P35">int main()</text:p>
            <text:p text:style-name="P35">{</text:p>
            <text:p text:style-name="P35"><text:s text:c="4"/>try</text:p>
            <text:p text:style-name="P35"><text:s text:c="4"/>{</text:p>
            <text:p text:style-name="P35"><text:s text:c="8"/>game(); // run the game</text:p>
            <text:p text:style-name="P35"><text:s text:c="4"/>}</text:p>
            <text:p text:style-name="P35"><text:s text:c="4"/>catch (<text:span text:style-name="T18">std::bad_alloc</text:span> &amp; e)</text:p>
            <text:p text:style-name="P35"><text:s text:c="4"/>{</text:p>
            <text:p text:style-name="P35"><text:s text:c="8"/>// Ooops ... system ran out of memory ...</text:p>
            <text:p text:style-name="P27"><text:s text:c="8"/>// Print some error message, </text:p>
            <text:p text:style-name="P27"><text:s text:c="8"/>// clean up (release resources like </text:p>
            <text:p text:style-name="P27"><text:s text:c="8"/>// network connections, database </text:p>
            <text:p text:style-name="P27"><text:s text:c="8"/>// connections, etc.).</text:p>
            <text:p text:style-name="P35"><text:s text:c="4"/>}</text:p>
            <text:p text:style-name="P35"/>
            <text:p text:style-name="P35"><text:s text:c="4"/>return 0;</text:p>
            <text:p text:style-name="P35">}</text:p>
          </table:table-cell>
        </table:table-row>
      </table:table>
      <text:p text:style-name="P11"/>
      <text:p text:style-name="P11">But ...</text:p>
      <text:p text:style-name="P11"/>
      <text:p text:style-name="P11">What if the compiler you're using is older and does not thrown a <text:span text:style-name="T7">std::bad_alloc</text:span> object when there's not enough memory or for some reason you do not want the compiler to throw a <text:span text:style-name="T7">std::bad_alloc</text:span> object when the new operator cannot be satisfied? </text:p>
      <text:p text:style-name="P11"/>
      <text:p text:style-name="P11">First of all you can disable throwing. Try this:</text:p>
      <text:p text:style-name="P11"/>
      <table:table table:name="Table21" table:style-name="Table21">
        <table:table-column table:style-name="Table21.A"/>
        <text:soft-page-break/>
        <table:table-row table:style-name="TableLine2083630166096">
          <table:table-cell table:style-name="Table21.A1" office:value-type="string">
            <text:p text:style-name="P35">#include &lt;iostream&gt;</text:p>
            <text:p text:style-name="P35">#include &lt;exception&gt;</text:p>
            <text:p text:style-name="P59">#include &lt;new&gt;</text:p>
            <text:p text:style-name="P35"/>
            <text:p text:style-name="P35"/>
            <text:p text:style-name="P35">int main()</text:p>
            <text:p text:style-name="P35">{</text:p>
            <text:p text:style-name="P35"><text:s text:c="4"/>try</text:p>
            <text:p text:style-name="P35"><text:s text:c="4"/>{</text:p>
            <text:p text:style-name="P35"><text:s text:c="8"/>while (1)</text:p>
            <text:p text:style-name="P35"><text:s text:c="8"/>{<text:line-break/> <text:s text:c="11"/>int * p = new <text:span text:style-name="T18">(std::nothrow)</text:span> int[1000000];</text:p>
            <text:p text:style-name="P35"><text:s text:c="12"/>std::cout &lt;&lt; "ok" &lt;&lt; std::endl;</text:p>
            <text:p text:style-name="P35"><text:s text:c="8"/>}</text:p>
            <text:p text:style-name="P35"><text:s text:c="4"/>}</text:p>
            <text:p text:style-name="P35"><text:s text:c="4"/>catch (std::bad_alloc &amp; e)</text:p>
            <text:p text:style-name="P35"><text:s text:c="4"/>{</text:p>
            <text:p text:style-name="P35"><text:s text:c="8"/>std::cout &lt;&lt; "bad!!!\n";</text:p>
            <text:p text:style-name="P35"><text:s text:c="4"/>}</text:p>
            <text:p text:style-name="P35"><text:s text:c="4"/>return 0;</text:p>
            <text:p text:style-name="P35">}</text:p>
          </table:table-cell>
        </table:table-row>
      </table:table>
      <text:p text:style-name="P11"/>
      <text:p text:style-name="P11">This will cause <text:span text:style-name="T7">p</text:span> to be set to <text:span text:style-name="T7">NULL</text:span> if there's not enough memory for allocation.</text:p>
      <text:p text:style-name="P11"/>
      <text:p text:style-name="P11">Most modern C++ compilers <text:span text:style-name="T19">do</text:span> throw an exception when there's not enough memory. But anyway if you have a compiler that does not (or you prefer not to) and the compiler understands <text:span text:style-name="T7">std::nothrow</text:span> and you want to throw your own memory exception object, you can do the following:</text:p>
      <table:table table:name="Table23" table:style-name="Table23">
        <table:table-column table:style-name="Table23.A"/>
        <text:soft-page-break/>
        <table:table-row table:style-name="TableLine2083630160656">
          <table:table-cell table:style-name="Table23.A1" office:value-type="string">
            <text:p text:style-name="P35">#include &lt;iostream&gt;</text:p>
            <text:p text:style-name="P35">#include &lt;exception&gt;</text:p>
            <text:p text:style-name="P48">#include &lt;new&gt;</text:p>
            <text:p text:style-name="P48"/>
            <text:p text:style-name="P51">class MemoryAllocationException {};</text:p>
            <text:p text:style-name="P48"/>
            <text:p text:style-name="P48">int main()</text:p>
            <text:p text:style-name="P48">{</text:p>
            <text:p text:style-name="P48"><text:s text:c="4"/>try</text:p>
            <text:p text:style-name="P48"><text:s text:c="4"/>{</text:p>
            <text:p text:style-name="P48"><text:s text:c="8"/>while (1)</text:p>
            <text:p text:style-name="P48"><text:s text:c="8"/>{<text:line-break/> <text:s text:c="11"/>int *p = new (std::nothrow) int[1000000];</text:p>
            <text:p text:style-name="P50"><text:s text:c="11"/></text:p>
            <text:p text:style-name="P50"><text:s text:c="12"/><text:span text:style-name="T4">if (p == NULL) </text:span></text:p>
            <text:p text:style-name="P52"><text:s text:c="16"/>throw MemoryAllocationException();</text:p>
            <text:p text:style-name="P48"><text:s text:c="6"/></text:p>
            <text:p text:style-name="P48"><text:s text:c="12"/>std::cout &lt;&lt; "ok" &lt;&lt; std::endl;</text:p>
            <text:p text:style-name="P48"><text:s text:c="8"/>}</text:p>
            <text:p text:style-name="P48"><text:s text:c="4"/>}</text:p>
            <text:p text:style-name="P48"><text:s text:c="4"/>catch (<text:span text:style-name="T4">MemoryAllocationException</text:span> &amp; e)</text:p>
            <text:p text:style-name="P48"><text:s text:c="4"/>{</text:p>
            <text:p text:style-name="P48"><text:s text:c="8"/>std::cout &lt;&lt; "bad!!!\n";</text:p>
            <text:p text:style-name="P48"><text:s text:c="4"/>}</text:p>
            <text:p text:style-name="P48"/>
            <text:p text:style-name="P48"><text:s text:c="4"/>return 0;</text:p>
            <text:p text:style-name="P48">}</text:p>
          </table:table-cell>
        </table:table-row>
      </table:table>
      <text:p text:style-name="P11"/>
      <text:p text:style-name="P62">Other Scenarios</text:p>
      <text:p text:style-name="P11"/>
      <text:p text:style-name="P11">Suppose you have an <text:span text:style-name="T7">LongInt</text:span> class for the modeling and computation of integer values that <text:span text:style-name="T27">are</text:span> larger than what the <text:span text:style-name="T7">int</text:span> provides. Then one possible place where you want to raise an error (besides memory allocation error) if the division-by-zero error. Therefore your <text:span text:style-name="T7">LongInt</text:span> class might look like this:</text:p>
      <table:table table:name="Table24" table:style-name="Table24">
        <table:table-column table:style-name="Table24.A"/>
        <table:table-row table:style-name="TableLine2083630167456">
          <table:table-cell table:style-name="Table24.A1" office:value-type="string">
            <text:p text:style-name="P35">// File: LongInt.h</text:p>
            <text:p text:style-name="P35"/>
            <text:p text:style-name="P51">class DivByZeroException {};</text:p>
            <text:p text:style-name="P35"/>
            <text:p text:style-name="P35">class LongInt </text:p>
            <text:p text:style-name="P35">{</text:p>
            <text:p text:style-name="P35">...</text:p>
            <text:p text:style-name="P35"/>
            <text:p text:style-name="P35"><text:s text:c="4"/>LongInt &amp; operator/=(const LongInt &amp; i)</text:p>
            <text:p text:style-name="P35"><text:s text:c="4"/>{</text:p>
            <text:p text:style-name="P51"><text:s text:c="8"/>if (i == 0) throw DivByZeroException();</text:p>
            <text:p text:style-name="P35"><text:s text:c="8"/>...</text:p>
            <text:p text:style-name="P35"><text:s text:c="8"/>return (*this);<text:line-break/> <text:s text:c="3"/>}</text:p>
            <text:p text:style-name="P35"/>
            <text:p text:style-name="P35">...<text:line-break/>}; </text:p>
          </table:table-cell>
        </table:table-row>
      </table:table>
      <text:p text:style-name="P11"><text:s/></text:p>
      <text:p text:style-name="P11">Your main program might then look like this:</text:p>
      <table:table table:name="Table25" table:style-name="Table25">
        <table:table-column table:style-name="Table25.A"/>
        <text:soft-page-break/>
        <table:table-row table:style-name="TableLine2083630165824">
          <table:table-cell table:style-name="Table25.A1" office:value-type="string">
            <text:p text:style-name="P35">// File: main.cpp</text:p>
            <text:p text:style-name="P35"/>
            <text:p text:style-name="P35">#include &lt;iostream&gt;</text:p>
            <text:p text:style-name="P35">#include &lt;exception&gt;</text:p>
            <text:p text:style-name="P35">#include "LongInt.h"</text:p>
            <text:p text:style-name="P35"/>
            <text:p text:style-name="P35">int main()</text:p>
            <text:p text:style-name="P35">{</text:p>
            <text:p text:style-name="P44"><text:s text:c="4"/>std::cout &lt;&lt; "predict the next-day stock " </text:p>
            <text:p text:style-name="P44"><text:span text:style-name="T28"><text:s text:c="14"/>&lt;&lt; "</text:span>price of Google!!!\n"</text:p>
            <text:p text:style-name="P35"><text:s text:c="14"/>&lt;&lt; "enter \n"</text:p>
            <text:p text:style-name="P35"><text:s text:c="14"/>&lt;&lt; "1. current price\n"</text:p>
            <text:p text:style-name="P35"><text:s text:c="14"/>&lt;&lt; "2. your weight\n"</text:p>
            <text:p text:style-name="P35"><text:s text:c="14"/>&lt;&lt; "3. today's highest temperature\n"</text:p>
            <text:p text:style-name="P35"><text:s text:c="14"/>&lt;&lt; "4. some random number\n";</text:p>
            <text:p text:style-name="P35"><text:s text:c="4"/>try</text:p>
            <text:p text:style-name="P35"><text:s text:c="4"/>{</text:p>
            <text:p text:style-name="P35"><text:s text:c="8"/>LongInt I, J, K, L;</text:p>
            <text:p text:style-name="P35"><text:s text:c="8"/>std::cin &gt;&gt; I &gt;&gt; J &gt;&gt; K &gt;&gt; L;</text:p>
            <text:p text:style-name="P35"><text:s text:c="8"/>std::cout &lt;&lt; (I + L * J / K) &lt;&lt; std::endl;<text:line-break/> <text:s text:c="3"/>}</text:p>
            <text:p text:style-name="P35"><text:s text:c="4"/>catch (std::bad_alloc &amp; e)</text:p>
            <text:p text:style-name="P35"><text:s text:c="4"/>{</text:p>
            <text:p text:style-name="P45"><text:s text:c="8"/>std::cout &lt;&lt; "out of mem!!! buy more" </text:p>
            <text:p text:style-name="P45"><text:span text:style-name="T29"><text:s text:c="18"/>&lt;&lt; "</text:span>ram!!!\n";<text:line-break/> <text:s text:c="3"/>}</text:p>
            <text:p text:style-name="P35"><text:s text:c="4"/>catch (DivByZeroException &amp; e)</text:p>
            <text:p text:style-name="P35"><text:s text:c="4"/>{</text:p>
            <text:p text:style-name="P45"><text:s text:c="8"/>std::cout &lt;&lt; "oops ... highest temp " </text:p>
            <text:p text:style-name="P45"><text:span text:style-name="T29"><text:s text:c="18"/>&lt;&lt;</text:span> "cannot be zero\n";<text:line-break/> <text:s text:c="3"/>}<text:line-break/>}</text:p>
          </table:table-cell>
        </table:table-row>
      </table:table>
      <text:p text:style-name="P11"/>
      <text:p text:style-name="P11">Another common thing that is done <text:span text:style-name="T38">when</text:span> something severe has occured is to log the error, i.e. write some useful error/debugging message to a file, and possible send the file to the author of the program. You've seen this before when a program unexpectedly crashes and a window pops up, informs you that an error has occured and asks you if you want to send the error to Microsoft (or some other company). That program was probably contains exception handling.</text:p>
      <text:p text:style-name="P62">Bad Usage of Exceptions</text:p>
      <text:p text:style-name="P11"/>
      <text:p text:style-name="P11">From previous examples you see that exceptions can be used to alter flow of execution in situations where some type of error has occurs. Of course <text:span text:style-name="T30">you</text:span> can use this to alter <text:span text:style-name="T30">the</text:span> flow of execution i<text:span text:style-name="T30">n</text:span> any situation, but that would be a WRONG usage of exceptions. Here's one such bad use of exceptions:</text:p>
      <table:table table:name="Table26" table:style-name="Table26">
        <table:table-column table:style-name="Table26.A"/>
        <table:table-row table:style-name="Table26.1">
          <table:table-cell table:style-name="Table26.A1" office:value-type="string">
            <text:p text:style-name="P35">#include &lt;iostream&gt;</text:p>
            <text:p text:style-name="P35"/>
            <text:p text:style-name="P35">class A {};</text:p>
            <text:p text:style-name="P35">class B {};</text:p>
            <text:p text:style-name="P35">class C {};</text:p>
            <text:p text:style-name="P35">class D {};</text:p>
            <text:p text:style-name="P35">class F {};</text:p>
            <text:p text:style-name="P35"/>
            <text:p text:style-name="P35">int main()</text:p>
            <text:p text:style-name="P35">{</text:p>
            <text:p text:style-name="P35"><text:s text:c="4"/>while (1)</text:p>
            <text:p text:style-name="P35"><text:s text:c="4"/>{</text:p>
            <text:p text:style-name="P35"><text:s text:c="8"/>try </text:p>
            <text:p text:style-name="P35"><text:s text:c="8"/>{</text:p>
            <text:p text:style-name="P35"><text:s text:c="12"/>double score;</text:p>
            <text:p text:style-name="P35"><text:s text:c="12"/>std::cin &gt;&gt; score;</text:p>
            <text:p text:style-name="P35"><text:s text:c="12"/>if (score &gt;= 90) </text:p>
            <text:p text:style-name="P35"><text:s text:c="12"/>{</text:p>
            <text:p text:style-name="P35"><text:s text:c="16"/>throw A();</text:p>
            <text:p text:style-name="P35"><text:s text:c="12"/>}</text:p>
            <text:p text:style-name="P35"><text:s text:c="12"/>else if (score &gt;= 80)</text:p>
            <text:p text:style-name="P35"><text:s text:c="12"/>{</text:p>
            <text:p text:style-name="P35"><text:s text:c="16"/>throw B();</text:p>
            <text:p text:style-name="P35"><text:s text:c="12"/>}</text:p>
            <text:p text:style-name="P35"><text:s text:c="12"/>else if (score &gt;= 70)</text:p>
            <text:p text:style-name="P35"><text:s text:c="12"/>{</text:p>
            <text:p text:style-name="P35"><text:s text:c="16"/>throw C();</text:p>
            <text:p text:style-name="P35"><text:s text:c="12"/>}</text:p>
            <text:p text:style-name="P35"><text:s text:c="12"/>else if (score &gt;= 60)</text:p>
            <text:p text:style-name="P35"><text:s text:c="12"/>{</text:p>
            <text:p text:style-name="P35"><text:s text:c="16"/>throw D();</text:p>
            <text:p text:style-name="P35"><text:s text:c="12"/>}</text:p>
            <text:p text:style-name="P35"><text:s text:c="12"/>else</text:p>
            <text:p text:style-name="P35"><text:s text:c="12"/>{</text:p>
            <text:p text:style-name="P35"><text:s text:c="16"/>throw F(); <text:line-break/> <text:s text:c="11"/>}<text:line-break/> <text:s text:c="7"/>}</text:p>
            <text:p text:style-name="P35"><text:s text:c="8"/>catch (A e)</text:p>
            <text:p text:style-name="P35"><text:s text:c="8"/>{</text:p>
            <text:p text:style-name="P35"><text:s text:c="12"/>std::cout &lt;&lt; "You got A!!!\n";<text:line-break/> <text:s text:c="7"/>}</text:p>
            <text:p text:style-name="P35"><text:s text:c="8"/>catch (B e)</text:p>
            <text:p text:style-name="P35"><text:s text:c="8"/>{</text:p>
            <text:p text:style-name="P35"><text:s text:c="12"/>std::cout &lt;&lt; "You got B!!!\n";<text:line-break/><text:soft-page-break/> <text:s text:c="7"/>}</text:p>
            <text:p text:style-name="P35"><text:s text:c="8"/>catch (C e)</text:p>
            <text:p text:style-name="P35"><text:s text:c="8"/>{</text:p>
            <text:p text:style-name="P35"><text:s text:c="12"/>std::cout &lt;&lt; "You got C!!!\n";<text:line-break/> <text:s text:c="7"/>}<text:line-break/> <text:s text:c="7"/>catch (D e)</text:p>
            <text:p text:style-name="P35"><text:s text:c="8"/>{</text:p>
            <text:p text:style-name="P35"><text:s text:c="12"/>std::cout &lt;&lt; ""You got D!!!\n";<text:line-break/> <text:s text:c="7"/>}<text:line-break/> <text:s text:c="7"/>catch (F e)</text:p>
            <text:p text:style-name="P35"><text:s text:c="8"/>{</text:p>
            <text:p text:style-name="P35"><text:s text:c="12"/>std::cout &lt;&lt; ""You got F!!!\n";<text:line-break/> <text:s text:c="7"/>}<text:line-break/> <text:s text:c="3"/>}</text:p>
            <text:p text:style-name="P35"><text:s text:c="4"/>return 0;<text:line-break/>}</text:p>
          </table:table-cell>
        </table:table-row>
      </table:table>
      <text:p text:style-name="P11"/>
      <text:p text:style-name="P11">Study the above carefully. Of course you know that the following is better:</text:p>
      <table:table table:name="Table27" table:style-name="Table27">
        <table:table-column table:style-name="Table27.A"/>
        <table:table-row table:style-name="Table27.1">
          <table:table-cell table:style-name="Table27.A1" office:value-type="string">
            <text:p text:style-name="P35">#include &lt;iostream&gt;</text:p>
            <text:p text:style-name="P35"/>
            <text:p text:style-name="P35">int main()</text:p>
            <text:p text:style-name="P35">{</text:p>
            <text:p text:style-name="P35"><text:s text:c="4"/>while (1)</text:p>
            <text:p text:style-name="P35"><text:s text:c="4"/>{</text:p>
            <text:p text:style-name="P35"><text:s text:c="8"/>double score;</text:p>
            <text:p text:style-name="P35"><text:s text:c="8"/>std::cin &gt;&gt; score;</text:p>
            <text:p text:style-name="P35"><text:s text:c="8"/>if (score &gt;= 90) </text:p>
            <text:p text:style-name="P35"><text:s text:c="8"/>{</text:p>
            <text:p text:style-name="P35"><text:s text:c="12"/>std::cout &lt;&lt; "You got A!!!\n";</text:p>
            <text:p text:style-name="P35"><text:s text:c="8"/>}</text:p>
            <text:p text:style-name="P35"><text:s text:c="8"/>else if (score &gt;= 80) </text:p>
            <text:p text:style-name="P35"><text:s text:c="8"/>{</text:p>
            <text:p text:style-name="P35"><text:s text:c="12"/>std::cout &lt;&lt; "You got B!!!\n";</text:p>
            <text:p text:style-name="P35"><text:s text:c="8"/>}</text:p>
            <text:p text:style-name="P35"><text:s text:c="8"/>else if (score &gt;= 70) </text:p>
            <text:p text:style-name="P35"><text:s text:c="8"/>{</text:p>
            <text:p text:style-name="P35"><text:s text:c="12"/>std::cout &lt;&lt; "You got C!!!\n";</text:p>
            <text:p text:style-name="P35"><text:s text:c="8"/>}</text:p>
            <text:p text:style-name="P35"><text:s text:c="8"/>else if (score &gt;= 60) </text:p>
            <text:p text:style-name="P35"><text:s text:c="8"/>{</text:p>
            <text:p text:style-name="P35"><text:s text:c="12"/>std::cout &lt;&lt; "You got D!!!\n";</text:p>
            <text:p text:style-name="P35"><text:s text:c="8"/>}</text:p>
            <text:p text:style-name="P35"><text:s text:c="8"/>else</text:p>
            <text:p text:style-name="P35"><text:s text:c="8"/>{</text:p>
            <text:p text:style-name="P35"><text:s text:c="12"/>std::cout &lt;&lt; "You got F!!!\n";<text:line-break/> <text:s text:c="7"/>}</text:p>
            <text:p text:style-name="P35"><text:s text:c="4"/>}</text:p>
            <text:p text:style-name="P35"><text:s text:c="4"/>return 0;<text:line-break/>}</text:p>
          </table:table-cell>
        </table:table-row>
      </table:table>
      <text:p text:style-name="P11"/>
      <text:p text:style-name="P12"/>
      <text:p text:style-name="P12"><text:soft-page-break/>The type of error you want to handle with exceptions are usually those that are pretty severe, in the sense that the program usually has to shutdown completely and possibly it would have to do some form of resource clean up (example: release memory usage, release some exclusive hold of hardware resource, etc.)</text:p>
      <text:p text:style-name="P11"/>
      <text:p text:style-name="P64">Assertions</text:p>
      <text:p text:style-name="P18"/>
      <text:p text:style-name="P14">Compile and run this program. For this example, I'll be using g++.</text:p>
      <table:table table:name="Table29" table:style-name="Table29">
        <table:table-column table:style-name="Table29.A"/>
        <table:table-row table:style-name="Table29.1">
          <table:table-cell table:style-name="Table29.A1" office:value-type="string">
            <text:p text:style-name="P46">#include &lt;iostream&gt;</text:p>
            <text:p text:style-name="P46">#include &lt;cassert&gt;</text:p>
            <text:p text:style-name="P46"/>
            <text:p text:style-name="P46">int q(int x, int y)</text:p>
            <text:p text:style-name="P46">{</text:p>
            <text:p text:style-name="P46"><text:s text:c="4"/>assert(y != 0);</text:p>
            <text:p text:style-name="P46"><text:s text:c="4"/>return x / y;</text:p>
            <text:p text:style-name="P46">}</text:p>
            <text:p text:style-name="P46"/>
            <text:p text:style-name="P46">int main()</text:p>
            <text:p text:style-name="P46">{</text:p>
            <text:p text:style-name="P46"><text:s text:c="4"/>std::cout &lt;&lt; q(1, 1) &lt;&lt; std::endl;</text:p>
            <text:p text:style-name="P46"><text:s text:c="4"/>std::cout &lt;&lt; q(1, 0) &lt;&lt; std::endl;</text:p>
            <text:p text:style-name="P46"/>
            <text:p text:style-name="P46"><text:s text:c="4"/>return 0;</text:p>
            <text:p text:style-name="P46">}</text:p>
          </table:table-cell>
        </table:table-row>
      </table:table>
      <text:p text:style-name="P5">When I run this I get the following:</text:p>
      <table:table table:name="Table30" table:style-name="Table30">
        <table:table-column table:style-name="Table30.A"/>
        <table:table-row table:style-name="Table30.1">
          <table:table-cell table:style-name="Table30.A1" office:value-type="string">
            <text:p text:style-name="P31">[student@localhost assert]$ g++ *.cpp</text:p>
            <text:p text:style-name="P31">[student@localhost assert]$ ./a.out </text:p>
            <text:p text:style-name="P31">1</text:p>
            <text:p text:style-name="P31">a.out: main.cpp:6: int q(int, int): Assertion `y != 0' failed.</text:p>
            <text:p text:style-name="P31">Aborted (core dumped)</text:p>
          </table:table-cell>
        </table:table-row>
      </table:table>
      <text:p text:style-name="P5"/>
      <text:p text:style-name="P5">Now compile and run it this way:</text:p>
      <table:table table:name="Table31" table:style-name="Table31">
        <table:table-column table:style-name="Table31.A"/>
        <table:table-row table:style-name="Table31.1">
          <table:table-cell table:style-name="Table31.A1" office:value-type="string">
            <text:p text:style-name="P32">[student@localhost assert]$ g++ *.cpp <text:span text:style-name="T33">-DNDEBUG</text:span></text:p>
            <text:p text:style-name="P32">[student@localhost assert]$ ./a.out </text:p>
            <text:p text:style-name="P32">1</text:p>
            <text:p text:style-name="P32">Floating point exception (core dumped)</text:p>
            <text:p text:style-name="P32">[student@localhost assert]$ </text:p>
          </table:table-cell>
        </table:table-row>
      </table:table>
      <text:p text:style-name="P6"/>
      <text:p text:style-name="P6">Assertions are also used to catch errors. You can turn on or off assertion checking. In the second execution above, when you turn off assertion checking, the integer division goes through, causing a division-by-zero exception. </text:p>
      <text:p text:style-name="P6"/>
      <text:p text:style-name="P7">You can also compile with assertions turned off in this manner by writing your code this way:</text:p>
      <table:table table:name="Table32" table:style-name="Table32">
        <table:table-column table:style-name="Table32.A"/>
        <table:table-row table:style-name="Table32.1">
          <table:table-cell table:style-name="Table32.A1" office:value-type="string">
            <text:p text:style-name="P47">#include &lt;iostream&gt;</text:p>
            <text:p text:style-name="P61">#define NDEBUG</text:p>
            <text:p text:style-name="P47">#include &lt;cassert&gt;</text:p>
            <text:p text:style-name="P47"/>
            <text:p text:style-name="P47">int q(int x, int y)</text:p>
            <text:p text:style-name="P47">{</text:p>
            <text:p text:style-name="P47"><text:s text:c="4"/>assert(y != 0);</text:p>
            <text:p text:style-name="P47"><text:s text:c="4"/>return x / y;</text:p>
            <text:p text:style-name="P47">}</text:p>
            <text:p text:style-name="P47"/>
            <text:p text:style-name="P47">int main()</text:p>
            <text:p text:style-name="P47"><text:soft-page-break/>{</text:p>
            <text:p text:style-name="P47"><text:s text:c="4"/>std::cout &lt;&lt; q(1, 1) &lt;&lt; std::endl;</text:p>
            <text:p text:style-name="P47"><text:s text:c="4"/>std::cout &lt;&lt; q(1, 0) &lt;&lt; std::endl;</text:p>
            <text:p text:style-name="P47"/>
            <text:p text:style-name="P47"><text:s text:c="4"/>return 0;</text:p>
            <text:p text:style-name="P47">}</text:p>
          </table:table-cell>
        </table:table-row>
      </table:table>
      <text:p text:style-name="P7">and compiling in the usual way:</text:p>
      <table:table table:name="Table33" table:style-name="Table33">
        <table:table-column table:style-name="Table33.A"/>
        <table:table-row table:style-name="Table33.1">
          <table:table-cell table:style-name="Table33.A1" office:value-type="string">
            <text:p text:style-name="P47">[student@localhost assert]$ g++ *.cpp </text:p>
            <text:p text:style-name="P47">[student@localhost assert]$ ./a.out </text:p>
            <text:p text:style-name="P47">1</text:p>
            <text:p text:style-name="P47">Floating point exception (core dumped)</text:p>
          </table:table-cell>
        </table:table-row>
      </table:table>
      <text:p text:style-name="P7"/>
      <text:p text:style-name="P6"/>
      <text:p text:style-name="P6">While you can create a try-catch block to catch exceptions, you <text:span text:style-name="T5">cannot catch assertions</text:span>. So assertions are mean<text:span text:style-name="T38">t</text:span> for catching programming errors. Once caught you will can figure out what's wrong with the code and fix it. In the above example, the function <text:span text:style-name="T7">q()</text:span> should never be used with <text:span text:style-name="T7">0</text:span> as the second argument. </text:p>
      <text:p text:style-name="P6"/>
      <text:p text:style-name="P9">The boolean condition for an assertion is meant to never ever happen. Here's an example to differentiate between exceptions and assertions.</text:p>
      <text:p text:style-name="P9"/>
      <text:p text:style-name="P9">Suppose you have a program that prompts the user for a filename. It's entirely possible that the user enters the filename wrongly so that opening the file is an error. This can happen and you can't possibly prevent the user from entering wrong data! On the other hand, if you are writing a program that performs some kind of bit computation using an integer for a bit and there's a helper function that accepts this bit (0 or 1), then the input must be 0 or 1. Sending in 42 is an error. So in this case, using an assertion to check that the input is 0 or 1 is the correct type of error checking. </text:p>
      <text:p text:style-name="P8"/>
      <text:p text:style-name="P10">So error checking for an error that can happen should be handled with exceptions while error check for an error that should never happen should be handled with assertions.</text:p>
      <text:p text:style-name="P7"/>
      <text:p text:style-name="P10">Note that the reason why you can easily turn off assertions when you compile is because during software development, you would turn on assertions and when you <text:span text:style-name="T2">want to </text:span>deliver the software product, you would compile with assertions turned off so as not to waste CPU cycles.</text:p>
      <text:p text:style-name="P10"/>
      <text:p text:style-name="P10">By the way, <text:span text:style-name="T7">assert</text:span> is not a function. It's a macro. See notes on preprocessor directives.</text:p>
      <text:p text:style-name="P10"/>
      <text:p text:style-name="P10"><text:span text:style-name="T34">(</text:span>There's also a <text:span text:style-name="T7">static_assert()</text:span> that checks a boolean condition that can be evaluated during compile time.<text:span text:style-name="T3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DejaVu Sans" svg:font-family="'DejaVu Sans'"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able_20_Contents" style:display-name="Table Contents" style:family="paragraph" style:parent-style-name="Text_20_body" style:class="extra">
      <style:paragraph-properties fo:margin-top="0in" fo:margin-bottom="0in"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1" fo:font-size="10pt" officeooo:paragraph-rsid="000108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010838"/>
    </style:style>
    <style:style style:name="MT2" style:family="text">
      <style:text-properties officeooo:rsid="0049bd4f"/>
    </style:style>
    <style:style style:name="MT3" style:family="text">
      <style:text-properties officeooo:rsid="00024c6e"/>
    </style:style>
    <style:page-layout style:name="Mpm1">
      <style:page-layout-properties fo:page-width="8.5in" fo:page-height="11in" style:num-format="1" style:print-orientation="portrait" fo:margin-top="1in" fo:margin-bottom="1in" fo:margin-left="1.25in" fo:margin-right="2.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s text:c="45"/><text:span text:style-name="MT1">71. Exceptions <text:s/></text:span><text:span text:style-name="MT2">and assertions</text:span></text:p>
      </style:header>
      <style:footer>
        <text:p text:style-name="MP2"><text:page-number text:select-page="current">28</text:page-number><text:s/><text:span text:style-name="MT3">of </text:span><text:span text:style-name="MT3"><text:page-count>30</text:page-count></text:span><text:span text:style-name="MT3"><text:s/></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4-12-03T08:09:59</meta:creation-date>
    <dc:date>2024-04-02T12:11:58.253000000</dc:date>
    <meta:print-date>2005-10-11T12:54:36</meta:print-date>
    <dc:language>zxx</dc:language>
    <meta:editing-cycles>187</meta:editing-cycles>
    <meta:editing-duration>P4DT13H6M58S</meta:editing-duration>
    <meta:document-statistic meta:table-count="33" meta:image-count="0" meta:object-count="0" meta:page-count="30" meta:paragraph-count="720" meta:word-count="3543" meta:character-count="21890" meta:non-whitespace-character-count="16028"/>
    <meta:user-defined meta:name="Info 1"/>
    <meta:user-defined meta:name="Info 2"/>
    <meta:user-defined meta:name="Info 3"/>
    <meta:user-defined meta:name="Info 4"/>
  </office:meta>
</office:document-meta>
</file>